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Mono" officeooo:rsid="0012e00d" officeooo:paragraph-rsid="0012e00d"/>
    </style:style>
    <style:style style:name="P2" style:family="paragraph" style:parent-style-name="Standard">
      <style:paragraph-properties fo:text-align="justify" style:justify-single-word="false"/>
      <style:text-properties style:font-name="Calibri" officeooo:rsid="0012e00d" officeooo:paragraph-rsid="0012e00d"/>
    </style:style>
    <style:style style:name="P3" style:family="paragraph" style:parent-style-name="Standard">
      <style:paragraph-properties fo:text-align="justify" style:justify-single-word="false"/>
      <style:text-properties style:font-name="Calibri" officeooo:paragraph-rsid="0012e00d"/>
    </style:style>
    <style:style style:name="P4" style:family="paragraph" style:parent-style-name="Text_20_body">
      <style:paragraph-properties fo:text-align="justify" style:justify-single-word="false"/>
      <style:text-properties style:font-name="Calibri"/>
    </style:style>
    <style:style style:name="P5" style:family="paragraph" style:parent-style-name="Title">
      <style:text-properties style:font-name="Calibri"/>
    </style:style>
    <style:style style:name="P6" style:family="paragraph" style:parent-style-name="Title">
      <style:paragraph-properties fo:break-before="page"/>
      <style:text-properties style:font-name="Calibri"/>
    </style:style>
    <style:style style:name="P7" style:family="paragraph" style:parent-style-name="Subtitle">
      <style:paragraph-properties fo:text-align="start" style:justify-single-word="false"/>
      <style:text-properties style:font-name="Calibri"/>
    </style:style>
    <style:style style:name="P8" style:family="paragraph" style:parent-style-name="Header">
      <style:paragraph-properties fo:text-align="end" style:justify-single-word="false"/>
      <style:text-properties style:font-name="Calibri" fo:font-size="10pt" officeooo:rsid="0032700b" officeooo:paragraph-rsid="0032700b" style:font-size-asian="8.75pt" style:font-size-complex="10pt"/>
    </style:style>
    <style:style style:name="P9" style:family="paragraph" style:parent-style-name="Footer">
      <style:paragraph-properties fo:text-align="end" style:justify-single-word="false"/>
      <style:text-properties style:font-name="Calibri"/>
    </style:style>
    <style:style style:name="T1" style:family="text">
      <style:text-properties officeooo:rsid="0012e00d"/>
    </style:style>
    <style:style style:name="T2" style:family="text">
      <style:text-properties officeooo:rsid="0012ebc9"/>
    </style:style>
    <style:style style:name="T3" style:family="text">
      <style:text-properties officeooo:rsid="001c0da5"/>
    </style:style>
    <style:style style:name="T4" style:family="text">
      <style:text-properties officeooo:rsid="0020a1c5"/>
    </style:style>
    <style:style style:name="T5" style:family="text">
      <style:text-properties officeooo:rsid="0021d8af"/>
    </style:style>
    <style:style style:name="T6" style:family="text">
      <style:text-properties officeooo:rsid="0023761c"/>
    </style:style>
    <style:style style:name="T7" style:family="text">
      <style:text-properties fo:font-style="italic" officeooo:rsid="0023761c" style:font-style-asian="italic" style:font-style-complex="italic"/>
    </style:style>
    <style:style style:name="T8" style:family="text">
      <style:text-properties fo:font-style="normal" officeooo:rsid="0023761c" style:font-style-asian="normal" style:font-style-complex="normal"/>
    </style:style>
    <style:style style:name="T9" style:family="text">
      <style:text-properties fo:font-style="normal" officeooo:rsid="0024ee11" style:font-style-asian="normal" style:font-style-complex="normal"/>
    </style:style>
    <style:style style:name="T10" style:family="text">
      <style:text-properties fo:font-style="normal" officeooo:rsid="0026b3ff" style:font-style-asian="normal" style:font-style-complex="normal"/>
    </style:style>
    <style:style style:name="T11" style:family="text">
      <style:text-properties fo:font-style="normal" officeooo:rsid="0026d30f" style:font-style-asian="normal" style:font-style-complex="normal"/>
    </style:style>
    <style:style style:name="T12" style:family="text">
      <style:text-properties fo:font-style="normal" officeooo:rsid="002847b2" style:font-style-asian="normal" style:font-style-complex="normal"/>
    </style:style>
    <style:style style:name="T13" style:family="text">
      <style:text-properties fo:font-style="normal" officeooo:rsid="00290c54" style:font-style-asian="normal" style:font-style-complex="normal"/>
    </style:style>
    <style:style style:name="T14" style:family="text">
      <style:text-properties fo:font-style="normal" officeooo:rsid="0029db48" style:font-style-asian="normal" style:font-style-complex="normal"/>
    </style:style>
    <style:style style:name="T15" style:family="text">
      <style:text-properties fo:font-style="normal" officeooo:rsid="002b8cb4" style:font-style-asian="normal" style:font-style-complex="normal"/>
    </style:style>
    <style:style style:name="T16" style:family="text">
      <style:text-properties fo:font-style="normal" officeooo:rsid="003004a4" style:font-style-asian="normal" style:font-style-complex="normal"/>
    </style:style>
    <style:style style:name="T17" style:family="text">
      <style:text-properties fo:font-style="normal" officeooo:rsid="003067ed" style:font-style-asian="normal" style:font-style-complex="normal"/>
    </style:style>
    <style:style style:name="T18" style:family="text">
      <style:text-properties fo:font-style="normal" officeooo:rsid="003103fd" style:font-style-asian="normal" style:font-style-complex="normal"/>
    </style:style>
    <style:style style:name="T19" style:family="text">
      <style:text-properties fo:font-style="normal" officeooo:rsid="00312d1a" style:font-style-asian="normal" style:font-style-complex="normal"/>
    </style:style>
    <style:style style:name="T20" style:family="text">
      <style:text-properties fo:font-style="normal" officeooo:rsid="0031f32b" style:font-style-asian="normal" style:font-style-complex="normal"/>
    </style:style>
    <style:style style:name="T21" style:family="text">
      <style:text-properties officeooo:rsid="003270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21">PROJECT 4 </text:span>REPORT</text:p>
      <text:p text:style-name="P7">Background</text:p>
      <text:p text:style-name="P4"><text:tab/><text:span text:style-name="T1">In this report I will discuss me and my project partner’s observations regarding the file system behavior of our test application. I will not go into detail how our module works or how it was written. Briefly, we made use of kernel documentation through Elixir and when stuck searched around the internet and the documentation to find a solution. Other than that we followed the requirements of the assignment and wrote our code accordingly.</text:span></text:p>
      <text:p text:style-name="P4"><text:tab/><text:span text:style-name="T2">What is important for this report is how our application works. Our application consists of four stages: file creation, writing to files, reading from files and cleanup. Before anything happens and in between each stage we load and unload out module to put a snapshot of our program into the kernel logs. These logs can be found at the end of this report, in the appendix.</text:span></text:p>
      <text:p text:style-name="P4"><text:tab/><text:span text:style-name="T3">In the following section we will discuss our observations from those logs.</text:span></text:p>
      <text:p text:style-name="P7">Observations</text:p>
      <text:p text:style-name="P2"><text:tab/><text:span text:style-name="T4">First observation to make comes from the snapshot before any file is opened. We see that even with no files opened, there are three files with name “0”. These are the STDOUT, STDIN and STDERR. Also, since no file was loaded from the disk we see that the process has an empty page cache.</text:span></text:p>
      <text:p text:style-name="P2"><text:tab/><text:span text:style-name="T5">Second observation comes after the creation of the files. We see that new files and standard files have different access modes. At this stage there is still no pages in the cache. Because we have not started writing yet and thus, files are sitting at the memory instead of being force synced to disk. Which would happen through our option “O_SYNC” when opening these files.</text:span></text:p>
      <text:p text:style-name="P2"><text:tab/><text:span text:style-name="T6">Another observation to make is that standard files have the user ID 1000, while new files have the user ID 0. That is because standard files are specific to user meanwhile </text:span><text:span text:style-name="T7">root user</text:span><text:span text:style-name="T8"> created the new files. Because we had to run our application with </text:span><text:span text:style-name="T7">sudo</text:span><text:span text:style-name="T8"> in order to load and unload modules in it.</text:span></text:p>
      <text:p text:style-name="P3"><text:span text:style-name="T8"><text:tab/></text:span><text:span text:style-name="T9">After we write to the files in our application, we see that the open files have a nonzero size to them with file pointer being equal to the size. Also, they have a nonzero number of blocks allocated. </text:span><text:span text:style-name="T10">We also have pages in the page cache after the write operation. </text:span><text:span text:style-name="T11">They show two uses of the page. </text:span><text:span text:style-name="T12">I would presume one is for opening and the other is for writing. </text:span><text:span text:style-name="T13">We also see that files are mostly in close proximity to each other block wise. </text:span><text:span text:style-name="T14">Most of the time being </text:span><text:span text:style-name="T18">contiguous.</text:span></text:p>
      <text:p text:style-name="P3"><text:span text:style-name="T14"><text:tab/></text:span><text:span text:style-name="T15">Then, we reopen our files with “O_RDONLY” option. This effect is immediately visible after comparing the file mode outputs from before reopening where the option was “O_WRONLY” and after reopening. </text:span><text:span text:style-name="T16">After comparing to the previous snapshot, we see that inode numbers, block numbers or anything else that is in a similar category had not changed during reopening. Which makes perfect sense, </text:span><text:span text:style-name="T19">since </text:span><text:span text:style-name="T17">nothing had moved in memory or in the disk.</text:span></text:p>
      <text:p text:style-name="P3"><text:span text:style-name="T17"><text:tab/></text:span><text:span text:style-name="T20">Thus, we conclude our observations for this project.</text:span></text:p>
      <text:p text:style-name="P6">APPENDIX – KERNEL LOGS</text:p>
      <text:p text:style-name="P1"/>
      <text:p text:style-name="P1">[ <text:s text:c="2"/>55.806361] Entering: print_module</text:p>
      <text:p text:style-name="P1">[ <text:s text:c="2"/>55.806363] 1. PCB of process with pid 3122 is found.</text:p>
      <text:p text:style-name="P1">[ <text:s text:c="2"/>55.806363] 2. Process has open files:</text:p>
      <text:p text:style-name="P1">[ <text:s text:c="2"/>55.806364] 3.1. Open file with fd: 0</text:p>
      <text:p text:style-name="P1">[ <text:s text:c="2"/>55.806364] 3.1. Current file position pointer: 0</text:p>
      <text:p text:style-name="P1">[ <text:s text:c="2"/>55.806365] 3.1. File name: 0</text:p>
      <text:p text:style-name="P1">[ <text:s text:c="2"/>55.806365] 3.1. User's ID: 1000</text:p>
      <text:p text:style-name="P1">[ <text:s text:c="2"/>55.806366] 3.1. File mode: 917507</text:p>
      <text:p text:style-name="P1">[ <text:s text:c="2"/>55.806367] 3.1. Inode number: 3</text:p>
      <text:p text:style-name="P1">[ <text:s text:c="2"/>55.806367] 3.1. File size in bytes: 0</text:p>
      <text:p text:style-name="P1">[ <text:s text:c="2"/>55.806367] 3.1. Number of blocks allocated to the file: 0</text:p>
      <text:p text:style-name="P1">[ <text:s text:c="2"/>55.806368] 3.2. Open file with fd: 1</text:p>
      <text:p text:style-name="P1">[ <text:s text:c="2"/>55.806369] 3.2. Current file position pointer: 0</text:p>
      <text:p text:style-name="P1">[ <text:s text:c="2"/>55.806369] 3.2. File name: 0</text:p>
      <text:p text:style-name="P1">[ <text:s text:c="2"/>55.806369] 3.2. User's ID: 1000</text:p>
      <text:p text:style-name="P1">[ <text:s text:c="2"/>55.806370] 3.2. File mode: 917507</text:p>
      <text:p text:style-name="P1">[ <text:s text:c="2"/>55.806370] 3.2. Inode number: 3</text:p>
      <text:p text:style-name="P1">[ <text:s text:c="2"/>55.806371] 3.2. File size in bytes: 0</text:p>
      <text:p text:style-name="P1">[ <text:s text:c="2"/>55.806371] 3.2. Number of blocks allocated to the file: 0</text:p>
      <text:p text:style-name="P1">[ <text:s text:c="2"/>55.806372] 3.3. Open file with fd: 2</text:p>
      <text:p text:style-name="P1">[ <text:s text:c="2"/>55.806373] 3.3. Current file position pointer: 0</text:p>
      <text:p text:style-name="P1">[ <text:s text:c="2"/>55.806373] 3.3. File name: 0</text:p>
      <text:p text:style-name="P1">[ <text:s text:c="2"/>55.806373] 3.3. User's ID: 1000</text:p>
      <text:p text:style-name="P1">[ <text:s text:c="2"/>55.806374] 3.3. File mode: 917507</text:p>
      <text:p text:style-name="P1">[ <text:s text:c="2"/>55.806374] 3.3. Inode number: 3</text:p>
      <text:p text:style-name="P1">[ <text:s text:c="2"/>55.806374] 3.3. File size in bytes: 0</text:p>
      <text:p text:style-name="P1">[ <text:s text:c="2"/>55.806375] 3.3. Number of blocks allocated to the file: 0</text:p>
      <text:p text:style-name="P1">[ <text:s text:c="2"/>55.806376] 4.1. Current working directory: /mertalpt/GoogleDrive/Bilkent/2018-2019_Spring/CS342/Project4/Code</text:p>
      <text:p text:style-name="P1">[ <text:s text:c="2"/>55.806376] 4.2. Number of pages in the buffer: 0</text:p>
      <text:p text:style-name="P1">[ <text:s text:c="2"/>55.806376] 5. Process has no pages.</text:p>
      <text:p text:style-name="P1">[ <text:s text:c="2"/>55.808113] Exiting: print_module</text:p>
      <text:p text:style-name="P1">[ <text:s text:c="2"/>55.821902] Entering: print_module</text:p>
      <text:p text:style-name="P1">[ <text:s text:c="2"/>55.821904] 1. PCB of process with pid 3122 is found.</text:p>
      <text:p text:style-name="P1">[ <text:s text:c="2"/>55.821904] 2. Process has open files:</text:p>
      <text:p text:style-name="P1">[ <text:s text:c="2"/>55.821905] 3.1. Open file with fd: 0</text:p>
      <text:p text:style-name="P1">[ <text:s text:c="2"/>55.821905] 3.1. Current file position pointer: 0</text:p>
      <text:p text:style-name="P1">[ <text:s text:c="2"/>55.821906] 3.1. File name: 0</text:p>
      <text:p text:style-name="P1">[ <text:s text:c="2"/>55.821906] 3.1. User's ID: 1000</text:p>
      <text:p text:style-name="P1">[ <text:s text:c="2"/>55.821906] 3.1. File mode: 917507</text:p>
      <text:p text:style-name="P1"><text:soft-page-break/>[ <text:s text:c="2"/>55.821907] 3.1. Inode number: 3</text:p>
      <text:p text:style-name="P1">[ <text:s text:c="2"/>55.821907] 3.1. File size in bytes: 0</text:p>
      <text:p text:style-name="P1">[ <text:s text:c="2"/>55.821908] 3.1. Number of blocks allocated to the file: 0</text:p>
      <text:p text:style-name="P1">[ <text:s text:c="2"/>55.821908] 3.2. Open file with fd: 1</text:p>
      <text:p text:style-name="P1">[ <text:s text:c="2"/>55.821908] 3.2. Current file position pointer: 0</text:p>
      <text:p text:style-name="P1">[ <text:s text:c="2"/>55.821909] 3.2. File name: 0</text:p>
      <text:p text:style-name="P1">[ <text:s text:c="2"/>55.821909] 3.2. User's ID: 1000</text:p>
      <text:p text:style-name="P1">[ <text:s text:c="2"/>55.821910] 3.2. File mode: 917507</text:p>
      <text:p text:style-name="P1">[ <text:s text:c="2"/>55.821910] 3.2. Inode number: 3</text:p>
      <text:p text:style-name="P1">[ <text:s text:c="2"/>55.821910] 3.2. File size in bytes: 0</text:p>
      <text:p text:style-name="P1">[ <text:s text:c="2"/>55.821911] 3.2. Number of blocks allocated to the file: 0</text:p>
      <text:p text:style-name="P1">[ <text:s text:c="2"/>55.821911] 3.3. Open file with fd: 2</text:p>
      <text:p text:style-name="P1">[ <text:s text:c="2"/>55.821912] 3.3. Current file position pointer: 0</text:p>
      <text:p text:style-name="P1">[ <text:s text:c="2"/>55.821912] 3.3. File name: 0</text:p>
      <text:p text:style-name="P1">[ <text:s text:c="2"/>55.821912] 3.3. User's ID: 1000</text:p>
      <text:p text:style-name="P1">[ <text:s text:c="2"/>55.821913] 3.3. File mode: 917507</text:p>
      <text:p text:style-name="P1">[ <text:s text:c="2"/>55.821913] 3.3. Inode number: 3</text:p>
      <text:p text:style-name="P1">[ <text:s text:c="2"/>55.821913] 3.3. File size in bytes: 0</text:p>
      <text:p text:style-name="P1">[ <text:s text:c="2"/>55.821914] 3.3. Number of blocks allocated to the file: 0</text:p>
      <text:p text:style-name="P1">[ <text:s text:c="2"/>55.821914] 3.4. Open file with fd: 3</text:p>
      <text:p text:style-name="P1">[ <text:s text:c="2"/>55.821915] 3.4. Current file position pointer: 0</text:p>
      <text:p text:style-name="P1">[ <text:s text:c="2"/>55.821915] 3.4. File name: __tmp1.txt</text:p>
      <text:p text:style-name="P1">[ <text:s text:c="2"/>55.821916] 3.4. User's ID: 0</text:p>
      <text:p text:style-name="P1">[ <text:s text:c="2"/>55.821916] 3.4. File mode: 136151070</text:p>
      <text:p text:style-name="P1">[ <text:s text:c="2"/>55.821916] 3.4. Inode number: 1835700</text:p>
      <text:p text:style-name="P1">[ <text:s text:c="2"/>55.821917] 3.4. File size in bytes: 0</text:p>
      <text:p text:style-name="P1">[ <text:s text:c="2"/>55.821917] 3.4. Number of blocks allocated to the file: 0</text:p>
      <text:p text:style-name="P1">[ <text:s text:c="2"/>55.821918] 3.5. Open file with fd: 4</text:p>
      <text:p text:style-name="P1">[ <text:s text:c="2"/>55.821918] 3.5. Current file position pointer: 0</text:p>
      <text:p text:style-name="P1">[ <text:s text:c="2"/>55.821918] 3.5. File name: __tmp2.txt</text:p>
      <text:p text:style-name="P1">[ <text:s text:c="2"/>55.821919] 3.5. User's ID: 0</text:p>
      <text:p text:style-name="P1">[ <text:s text:c="2"/>55.821919] 3.5. File mode: 136151070</text:p>
      <text:p text:style-name="P1">[ <text:s text:c="2"/>55.821920] 3.5. Inode number: 1835701</text:p>
      <text:p text:style-name="P1">[ <text:s text:c="2"/>55.821920] 3.5. File size in bytes: 0</text:p>
      <text:p text:style-name="P1">[ <text:s text:c="2"/>55.821920] 3.5. Number of blocks allocated to the file: 0</text:p>
      <text:p text:style-name="P1">[ <text:s text:c="2"/>55.821921] 3.6. Open file with fd: 5</text:p>
      <text:p text:style-name="P1">[ <text:s text:c="2"/>55.821921] 3.6. Current file position pointer: 0</text:p>
      <text:p text:style-name="P1">[ <text:s text:c="2"/>55.821921] 3.6. File name: __tmp3.txt</text:p>
      <text:p text:style-name="P1">[ <text:s text:c="2"/>55.821922] 3.6. User's ID: 0</text:p>
      <text:p text:style-name="P1">[ <text:s text:c="2"/>55.821922] 3.6. File mode: 136151070</text:p>
      <text:p text:style-name="P1">[ <text:s text:c="2"/>55.821923] 3.6. Inode number: 1835702</text:p>
      <text:p text:style-name="P1">[ <text:s text:c="2"/>55.821923] 3.6. File size in bytes: 0</text:p>
      <text:p text:style-name="P1">[ <text:s text:c="2"/>55.821923] 3.6. Number of blocks allocated to the file: 0</text:p>
      <text:p text:style-name="P1">[ <text:s text:c="2"/>55.821924] 3.7. Open file with fd: 6</text:p>
      <text:p text:style-name="P1"><text:soft-page-break/>[ <text:s text:c="2"/>55.821924] 3.7. Current file position pointer: 0</text:p>
      <text:p text:style-name="P1">[ <text:s text:c="2"/>55.821925] 3.7. File name: __tmp4.txt</text:p>
      <text:p text:style-name="P1">[ <text:s text:c="2"/>55.821925] 3.7. User's ID: 0</text:p>
      <text:p text:style-name="P1">[ <text:s text:c="2"/>55.821925] 3.7. File mode: 136151070</text:p>
      <text:p text:style-name="P1">[ <text:s text:c="2"/>55.821926] 3.7. Inode number: 1835703</text:p>
      <text:p text:style-name="P1">[ <text:s text:c="2"/>55.821926] 3.7. File size in bytes: 0</text:p>
      <text:p text:style-name="P1">[ <text:s text:c="2"/>55.821926] 3.7. Number of blocks allocated to the file: 0</text:p>
      <text:p text:style-name="P1">[ <text:s text:c="2"/>55.821927] 3.8. Open file with fd: 7</text:p>
      <text:p text:style-name="P1">[ <text:s text:c="2"/>55.821927] 3.8. Current file position pointer: 0</text:p>
      <text:p text:style-name="P1">[ <text:s text:c="2"/>55.821927] 3.8. File name: __tmp5.txt</text:p>
      <text:p text:style-name="P1">[ <text:s text:c="2"/>55.821928] 3.8. User's ID: 0</text:p>
      <text:p text:style-name="P1">[ <text:s text:c="2"/>55.821928] 3.8. File mode: 136151070</text:p>
      <text:p text:style-name="P1">[ <text:s text:c="2"/>55.821929] 3.8. Inode number: 1835704</text:p>
      <text:p text:style-name="P1">[ <text:s text:c="2"/>55.821929] 3.8. File size in bytes: 0</text:p>
      <text:p text:style-name="P1">[ <text:s text:c="2"/>55.821929] 3.8. Number of blocks allocated to the file: 0</text:p>
      <text:p text:style-name="P1">[ <text:s text:c="2"/>55.821930] 3.9. Open file with fd: 8</text:p>
      <text:p text:style-name="P1">[ <text:s text:c="2"/>55.821930] 3.9. Current file position pointer: 0</text:p>
      <text:p text:style-name="P1">[ <text:s text:c="2"/>55.821931] 3.9. File name: __tmp6.txt</text:p>
      <text:p text:style-name="P1">[ <text:s text:c="2"/>55.821931] 3.9. User's ID: 0</text:p>
      <text:p text:style-name="P1">[ <text:s text:c="2"/>55.821932] 3.9. File mode: 136151070</text:p>
      <text:p text:style-name="P1">[ <text:s text:c="2"/>55.821932] 3.9. Inode number: 1835705</text:p>
      <text:p text:style-name="P1">[ <text:s text:c="2"/>55.821932] 3.9. File size in bytes: 0</text:p>
      <text:p text:style-name="P1">[ <text:s text:c="2"/>55.821933] 3.9. Number of blocks allocated to the file: 0</text:p>
      <text:p text:style-name="P1">[ <text:s text:c="2"/>55.821933] 3.10. Open file with fd: 9</text:p>
      <text:p text:style-name="P1">[ <text:s text:c="2"/>55.821934] 3.10. Current file position pointer: 0</text:p>
      <text:p text:style-name="P1">[ <text:s text:c="2"/>55.821934] 3.10. File name: __tmp7.txt</text:p>
      <text:p text:style-name="P1">[ <text:s text:c="2"/>55.821934] 3.10. User's ID: 0</text:p>
      <text:p text:style-name="P1">[ <text:s text:c="2"/>55.821935] 3.10. File mode: 136151070</text:p>
      <text:p text:style-name="P1">[ <text:s text:c="2"/>55.821935] 3.10. Inode number: 1835706</text:p>
      <text:p text:style-name="P1">[ <text:s text:c="2"/>55.821936] 3.10. File size in bytes: 0</text:p>
      <text:p text:style-name="P1">[ <text:s text:c="2"/>55.821936] 3.10. Number of blocks allocated to the file: 0</text:p>
      <text:p text:style-name="P1">[ <text:s text:c="2"/>55.821936] 3.11. Open file with fd: 10</text:p>
      <text:p text:style-name="P1">[ <text:s text:c="2"/>55.821937] 3.11. Current file position pointer: 0</text:p>
      <text:p text:style-name="P1">[ <text:s text:c="2"/>55.821937] 3.11. File name: __tmp8.txt</text:p>
      <text:p text:style-name="P1">[ <text:s text:c="2"/>55.821938] 3.11. User's ID: 0</text:p>
      <text:p text:style-name="P1">[ <text:s text:c="2"/>55.821938] 3.11. File mode: 136151070</text:p>
      <text:p text:style-name="P1">[ <text:s text:c="2"/>55.821938] 3.11. Inode number: 1835707</text:p>
      <text:p text:style-name="P1">[ <text:s text:c="2"/>55.821939] 3.11. File size in bytes: 0</text:p>
      <text:p text:style-name="P1">[ <text:s text:c="2"/>55.821939] 3.11. Number of blocks allocated to the file: 0</text:p>
      <text:p text:style-name="P1">[ <text:s text:c="2"/>55.821940] 3.12. Open file with fd: 11</text:p>
      <text:p text:style-name="P1">[ <text:s text:c="2"/>55.821940] 3.12. Current file position pointer: 0</text:p>
      <text:p text:style-name="P1">[ <text:s text:c="2"/>55.821940] 3.12. File name: __tmp9.txt</text:p>
      <text:p text:style-name="P1">[ <text:s text:c="2"/>55.821941] 3.12. User's ID: 0</text:p>
      <text:p text:style-name="P1">[ <text:s text:c="2"/>55.821941] 3.12. File mode: 136151070</text:p>
      <text:p text:style-name="P1"><text:soft-page-break/>[ <text:s text:c="2"/>55.821942] 3.12. Inode number: 1835708</text:p>
      <text:p text:style-name="P1">[ <text:s text:c="2"/>55.821942] 3.12. File size in bytes: 0</text:p>
      <text:p text:style-name="P1">[ <text:s text:c="2"/>55.821942] 3.12. Number of blocks allocated to the file: 0</text:p>
      <text:p text:style-name="P1">[ <text:s text:c="2"/>55.821943] 3.13. Open file with fd: 12</text:p>
      <text:p text:style-name="P1">[ <text:s text:c="2"/>55.821943] 3.13. Current file position pointer: 0</text:p>
      <text:p text:style-name="P1">[ <text:s text:c="2"/>55.821943] 3.13. File name: __tmp10.txt</text:p>
      <text:p text:style-name="P1">[ <text:s text:c="2"/>55.821944] 3.13. User's ID: 0</text:p>
      <text:p text:style-name="P1">[ <text:s text:c="2"/>55.821944] 3.13. File mode: 136151070</text:p>
      <text:p text:style-name="P1">[ <text:s text:c="2"/>55.821945] 3.13. Inode number: 1835709</text:p>
      <text:p text:style-name="P1">[ <text:s text:c="2"/>55.821945] 3.13. File size in bytes: 0</text:p>
      <text:p text:style-name="P1">[ <text:s text:c="2"/>55.821945] 3.13. Number of blocks allocated to the file: 0</text:p>
      <text:p text:style-name="P1">[ <text:s text:c="2"/>55.821946] 4.1. Current working directory: /mertalpt/GoogleDrive/Bilkent/2018-2019_Spring/CS342/Project4/Code</text:p>
      <text:p text:style-name="P1">[ <text:s text:c="2"/>55.821947] 4.2. Number of pages in the buffer: 0</text:p>
      <text:p text:style-name="P1">[ <text:s text:c="2"/>55.821947] 5. Process has no pages.</text:p>
      <text:p text:style-name="P1">[ <text:s text:c="2"/>55.823561] Exiting: print_module</text:p>
      <text:p text:style-name="P1">[ <text:s text:c="2"/>76.744846] Entering: print_module</text:p>
      <text:p text:style-name="P1">[ <text:s text:c="2"/>76.744847] 1. PCB of process with pid 3122 is found.</text:p>
      <text:p text:style-name="P1">[ <text:s text:c="2"/>76.744848] 2. Process has open files:</text:p>
      <text:p text:style-name="P1">[ <text:s text:c="2"/>76.744848] 3.1. Open file with fd: 0</text:p>
      <text:p text:style-name="P1">[ <text:s text:c="2"/>76.744849] 3.1. Current file position pointer: 0</text:p>
      <text:p text:style-name="P1">[ <text:s text:c="2"/>76.744849] 3.1. File name: 0</text:p>
      <text:p text:style-name="P1">[ <text:s text:c="2"/>76.744850] 3.1. User's ID: 1000</text:p>
      <text:p text:style-name="P1">[ <text:s text:c="2"/>76.744850] 3.1. File mode: 917507</text:p>
      <text:p text:style-name="P1">[ <text:s text:c="2"/>76.744850] 3.1. Inode number: 3</text:p>
      <text:p text:style-name="P1">[ <text:s text:c="2"/>76.744851] 3.1. File size in bytes: 0</text:p>
      <text:p text:style-name="P1">[ <text:s text:c="2"/>76.744851] 3.1. Number of blocks allocated to the file: 0</text:p>
      <text:p text:style-name="P1">[ <text:s text:c="2"/>76.744852] 3.2. Open file with fd: 1</text:p>
      <text:p text:style-name="P1">[ <text:s text:c="2"/>76.744852] 3.2. Current file position pointer: 0</text:p>
      <text:p text:style-name="P1">[ <text:s text:c="2"/>76.744852] 3.2. File name: 0</text:p>
      <text:p text:style-name="P1">[ <text:s text:c="2"/>76.744853] 3.2. User's ID: 1000</text:p>
      <text:p text:style-name="P1">[ <text:s text:c="2"/>76.744853] 3.2. File mode: 917507</text:p>
      <text:p text:style-name="P1">[ <text:s text:c="2"/>76.744854] 3.2. Inode number: 3</text:p>
      <text:p text:style-name="P1">[ <text:s text:c="2"/>76.744854] 3.2. File size in bytes: 0</text:p>
      <text:p text:style-name="P1">[ <text:s text:c="2"/>76.744854] 3.2. Number of blocks allocated to the file: 0</text:p>
      <text:p text:style-name="P1">[ <text:s text:c="2"/>76.744855] 3.3. Open file with fd: 2</text:p>
      <text:p text:style-name="P1">[ <text:s text:c="2"/>76.744855] 3.3. Current file position pointer: 0</text:p>
      <text:p text:style-name="P1">[ <text:s text:c="2"/>76.744855] 3.3. File name: 0</text:p>
      <text:p text:style-name="P1">[ <text:s text:c="2"/>76.744856] 3.3. User's ID: 1000</text:p>
      <text:p text:style-name="P1">[ <text:s text:c="2"/>76.744856] 3.3. File mode: 917507</text:p>
      <text:p text:style-name="P1">[ <text:s text:c="2"/>76.744857] 3.3. Inode number: 3</text:p>
      <text:p text:style-name="P1">[ <text:s text:c="2"/>76.744857] 3.3. File size in bytes: 0</text:p>
      <text:p text:style-name="P1">[ <text:s text:c="2"/>76.744857] 3.3. Number of blocks allocated to the file: 0</text:p>
      <text:p text:style-name="P1">[ <text:s text:c="2"/>76.744858] 3.4. Open file with fd: 3</text:p>
      <text:p text:style-name="P1"><text:soft-page-break/>[ <text:s text:c="2"/>76.744858] 3.4. Current file position pointer: 65536</text:p>
      <text:p text:style-name="P1">[ <text:s text:c="2"/>76.744859] 3.4. File name: __tmp1.txt</text:p>
      <text:p text:style-name="P1">[ <text:s text:c="2"/>76.744859] 3.4. User's ID: 0</text:p>
      <text:p text:style-name="P1">[ <text:s text:c="2"/>76.744860] 3.4. File mode: 136151070</text:p>
      <text:p text:style-name="P1">[ <text:s text:c="2"/>76.744860] 3.4. Inode number: 1835700</text:p>
      <text:p text:style-name="P1">[ <text:s text:c="2"/>76.744860] 3.4. File size in bytes: 65536</text:p>
      <text:p text:style-name="P1">[ <text:s text:c="2"/>76.744861] 3.4. Number of blocks allocated to the file: 128</text:p>
      <text:p text:style-name="P1">[ <text:s text:c="2"/>76.744861] 3.5. Open file with fd: 4</text:p>
      <text:p text:style-name="P1">[ <text:s text:c="2"/>76.744861] 3.5. Current file position pointer: 65536</text:p>
      <text:p text:style-name="P1">[ <text:s text:c="2"/>76.744862] 3.5. File name: __tmp2.txt</text:p>
      <text:p text:style-name="P1">[ <text:s text:c="2"/>76.744862] 3.5. User's ID: 0</text:p>
      <text:p text:style-name="P1">[ <text:s text:c="2"/>76.744863] 3.5. File mode: 136151070</text:p>
      <text:p text:style-name="P1">[ <text:s text:c="2"/>76.744863] 3.5. Inode number: 1835701</text:p>
      <text:p text:style-name="P1">[ <text:s text:c="2"/>76.744863] 3.5. File size in bytes: 65536</text:p>
      <text:p text:style-name="P1">[ <text:s text:c="2"/>76.744864] 3.5. Number of blocks allocated to the file: 128</text:p>
      <text:p text:style-name="P1">[ <text:s text:c="2"/>76.744864] 3.6. Open file with fd: 5</text:p>
      <text:p text:style-name="P1">[ <text:s text:c="2"/>76.744865] 3.6. Current file position pointer: 65536</text:p>
      <text:p text:style-name="P1">[ <text:s text:c="2"/>76.744865] 3.6. File name: __tmp3.txt</text:p>
      <text:p text:style-name="P1">[ <text:s text:c="2"/>76.744865] 3.6. User's ID: 0</text:p>
      <text:p text:style-name="P1">[ <text:s text:c="2"/>76.744866] 3.6. File mode: 136151070</text:p>
      <text:p text:style-name="P1">[ <text:s text:c="2"/>76.744866] 3.6. Inode number: 1835702</text:p>
      <text:p text:style-name="P1">[ <text:s text:c="2"/>76.744866] 3.6. File size in bytes: 65536</text:p>
      <text:p text:style-name="P1">[ <text:s text:c="2"/>76.744867] 3.6. Number of blocks allocated to the file: 136</text:p>
      <text:p text:style-name="P1">[ <text:s text:c="2"/>76.744867] 3.7. Open file with fd: 6</text:p>
      <text:p text:style-name="P1">[ <text:s text:c="2"/>76.744868] 3.7. Current file position pointer: 65536</text:p>
      <text:p text:style-name="P1">[ <text:s text:c="2"/>76.744868] 3.7. File name: __tmp4.txt</text:p>
      <text:p text:style-name="P1">[ <text:s text:c="2"/>76.744869] 3.7. User's ID: 0</text:p>
      <text:p text:style-name="P1">[ <text:s text:c="2"/>76.744869] 3.7. File mode: 136151070</text:p>
      <text:p text:style-name="P1">[ <text:s text:c="2"/>76.744869] 3.7. Inode number: 1835703</text:p>
      <text:p text:style-name="P1">[ <text:s text:c="2"/>76.744870] 3.7. File size in bytes: 65536</text:p>
      <text:p text:style-name="P1">[ <text:s text:c="2"/>76.744870] 3.7. Number of blocks allocated to the file: 136</text:p>
      <text:p text:style-name="P1">[ <text:s text:c="2"/>76.744870] 3.8. Open file with fd: 7</text:p>
      <text:p text:style-name="P1">[ <text:s text:c="2"/>76.744871] 3.8. Current file position pointer: 65536</text:p>
      <text:p text:style-name="P1">[ <text:s text:c="2"/>76.744871] 3.8. File name: __tmp5.txt</text:p>
      <text:p text:style-name="P1">[ <text:s text:c="2"/>76.744872] 3.8. User's ID: 0</text:p>
      <text:p text:style-name="P1">[ <text:s text:c="2"/>76.744872] 3.8. File mode: 136151070</text:p>
      <text:p text:style-name="P1">[ <text:s text:c="2"/>76.744872] 3.8. Inode number: 1835704</text:p>
      <text:p text:style-name="P1">[ <text:s text:c="2"/>76.744873] 3.8. File size in bytes: 65536</text:p>
      <text:p text:style-name="P1">[ <text:s text:c="2"/>76.744873] 3.8. Number of blocks allocated to the file: 136</text:p>
      <text:p text:style-name="P1">[ <text:s text:c="2"/>76.744874] 3.9. Open file with fd: 8</text:p>
      <text:p text:style-name="P1">[ <text:s text:c="2"/>76.744874] 3.9. Current file position pointer: 65536</text:p>
      <text:p text:style-name="P1">[ <text:s text:c="2"/>76.744874] 3.9. File name: __tmp6.txt</text:p>
      <text:p text:style-name="P1">[ <text:s text:c="2"/>76.744875] 3.9. User's ID: 0</text:p>
      <text:p text:style-name="P1">[ <text:s text:c="2"/>76.744875] 3.9. File mode: 136151070</text:p>
      <text:p text:style-name="P1"><text:soft-page-break/>[ <text:s text:c="2"/>76.744876] 3.9. Inode number: 1835705</text:p>
      <text:p text:style-name="P1">[ <text:s text:c="2"/>76.744876] 3.9. File size in bytes: 65536</text:p>
      <text:p text:style-name="P1">[ <text:s text:c="2"/>76.744876] 3.9. Number of blocks allocated to the file: 136</text:p>
      <text:p text:style-name="P1">[ <text:s text:c="2"/>76.744877] 3.10. Open file with fd: 9</text:p>
      <text:p text:style-name="P1">[ <text:s text:c="2"/>76.744877] 3.10. Current file position pointer: 65536</text:p>
      <text:p text:style-name="P1">[ <text:s text:c="2"/>76.744878] 3.10. File name: __tmp7.txt</text:p>
      <text:p text:style-name="P1">[ <text:s text:c="2"/>76.744878] 3.10. User's ID: 0</text:p>
      <text:p text:style-name="P1">[ <text:s text:c="2"/>76.744879] 3.10. File mode: 136151070</text:p>
      <text:p text:style-name="P1">[ <text:s text:c="2"/>76.744879] 3.10. Inode number: 1835706</text:p>
      <text:p text:style-name="P1">[ <text:s text:c="2"/>76.744879] 3.10. File size in bytes: 65536</text:p>
      <text:p text:style-name="P1">[ <text:s text:c="2"/>76.744880] 3.10. Number of blocks allocated to the file: 136</text:p>
      <text:p text:style-name="P1">[ <text:s text:c="2"/>76.744880] 3.11. Open file with fd: 10</text:p>
      <text:p text:style-name="P1">[ <text:s text:c="2"/>76.744881] 3.11. Current file position pointer: 65536</text:p>
      <text:p text:style-name="P1">[ <text:s text:c="2"/>76.744881] 3.11. File name: __tmp8.txt</text:p>
      <text:p text:style-name="P1">[ <text:s text:c="2"/>76.744881] 3.11. User's ID: 0</text:p>
      <text:p text:style-name="P1">[ <text:s text:c="2"/>76.744882] 3.11. File mode: 136151070</text:p>
      <text:p text:style-name="P1">[ <text:s text:c="2"/>76.744882] 3.11. Inode number: 1835707</text:p>
      <text:p text:style-name="P1">[ <text:s text:c="2"/>76.744883] 3.11. File size in bytes: 65536</text:p>
      <text:p text:style-name="P1">[ <text:s text:c="2"/>76.744883] 3.11. Number of blocks allocated to the file: 128</text:p>
      <text:p text:style-name="P1">[ <text:s text:c="2"/>76.744883] 3.12. Open file with fd: 11</text:p>
      <text:p text:style-name="P1">[ <text:s text:c="2"/>76.744884] 3.12. Current file position pointer: 65536</text:p>
      <text:p text:style-name="P1">[ <text:s text:c="2"/>76.744884] 3.12. File name: __tmp9.txt</text:p>
      <text:p text:style-name="P1">[ <text:s text:c="2"/>76.744885] 3.12. User's ID: 0</text:p>
      <text:p text:style-name="P1">[ <text:s text:c="2"/>76.744885] 3.12. File mode: 136151070</text:p>
      <text:p text:style-name="P1">[ <text:s text:c="2"/>76.744885] 3.12. Inode number: 1835708</text:p>
      <text:p text:style-name="P1">[ <text:s text:c="2"/>76.744886] 3.12. File size in bytes: 65536</text:p>
      <text:p text:style-name="P1">[ <text:s text:c="2"/>76.744886] 3.12. Number of blocks allocated to the file: 136</text:p>
      <text:p text:style-name="P1">[ <text:s text:c="2"/>76.744887] 3.13. Open file with fd: 12</text:p>
      <text:p text:style-name="P1">[ <text:s text:c="2"/>76.744887] 3.13. Current file position pointer: 65536</text:p>
      <text:p text:style-name="P1">[ <text:s text:c="2"/>76.744887] 3.13. File name: __tmp10.txt</text:p>
      <text:p text:style-name="P1">[ <text:s text:c="2"/>76.744888] 3.13. User's ID: 0</text:p>
      <text:p text:style-name="P1">[ <text:s text:c="2"/>76.744888] 3.13. File mode: 136151070</text:p>
      <text:p text:style-name="P1">[ <text:s text:c="2"/>76.744889] 3.13. Inode number: 1835709</text:p>
      <text:p text:style-name="P1">[ <text:s text:c="2"/>76.744889] 3.13. File size in bytes: 65536</text:p>
      <text:p text:style-name="P1">[ <text:s text:c="2"/>76.744889] 3.13. Number of blocks allocated to the file: 128</text:p>
      <text:p text:style-name="P1">[ <text:s text:c="2"/>76.744890] 4.1. Current working directory: /mertalpt/GoogleDrive/Bilkent/2018-2019_Spring/CS342/Project4/Code</text:p>
      <text:p text:style-name="P1">[ <text:s text:c="2"/>76.744891] 4.2. Number of pages in the buffer: 160</text:p>
      <text:p text:style-name="P1">[ <text:s text:c="2"/>76.744891] 5. Process has cached pages:</text:p>
      <text:p text:style-name="P1">[ <text:s text:c="2"/>76.744892] 5.1. Page block in device with ID: 265289729</text:p>
      <text:p text:style-name="P1">[ <text:s text:c="2"/>76.744892] 5.1. Page block number: 7380480</text:p>
      <text:p text:style-name="P1">[ <text:s text:c="2"/>76.744893] 5.1. Page use count: 2</text:p>
      <text:p text:style-name="P1">[ <text:s text:c="2"/>76.744893] 5.2. Page block in device with ID: 265289729</text:p>
      <text:p text:style-name="P1">[ <text:s text:c="2"/>76.744894] 5.2. Page block number: 7379971</text:p>
      <text:p text:style-name="P1"><text:soft-page-break/>[ <text:s text:c="2"/>76.744894] 5.2. Page use count: 2</text:p>
      <text:p text:style-name="P1">[ <text:s text:c="2"/>76.744894] 5.3. Page block in device with ID: 265289729</text:p>
      <text:p text:style-name="P1">[ <text:s text:c="2"/>76.744895] 5.3. Page block number: 7379972</text:p>
      <text:p text:style-name="P1">[ <text:s text:c="2"/>76.744895] 5.3. Page use count: 2</text:p>
      <text:p text:style-name="P1">[ <text:s text:c="2"/>76.744896] 5.4. Page block in device with ID: 265289729</text:p>
      <text:p text:style-name="P1">[ <text:s text:c="2"/>76.744896] 5.4. Page block number: 7379973</text:p>
      <text:p text:style-name="P1">[ <text:s text:c="2"/>76.744896] 5.4. Page use count: 2</text:p>
      <text:p text:style-name="P1">[ <text:s text:c="2"/>76.744897] 5.5. Page block in device with ID: 265289729</text:p>
      <text:p text:style-name="P1">[ <text:s text:c="2"/>76.744897] 5.5. Page block number: 7379974</text:p>
      <text:p text:style-name="P1">[ <text:s text:c="2"/>76.744898] 5.5. Page use count: 2</text:p>
      <text:p text:style-name="P1">[ <text:s text:c="2"/>76.744898] 5.6. Page block in device with ID: 265289729</text:p>
      <text:p text:style-name="P1">[ <text:s text:c="2"/>76.744899] 5.6. Page block number: 7379975</text:p>
      <text:p text:style-name="P1">[ <text:s text:c="2"/>76.744899] 5.6. Page use count: 2</text:p>
      <text:p text:style-name="P1">[ <text:s text:c="2"/>76.744900] 5.7. Page block in device with ID: 265289729</text:p>
      <text:p text:style-name="P1">[ <text:s text:c="2"/>76.744900] 5.7. Page block number: 7379976</text:p>
      <text:p text:style-name="P1">[ <text:s text:c="2"/>76.744900] 5.7. Page use count: 2</text:p>
      <text:p text:style-name="P1">[ <text:s text:c="2"/>76.744901] 5.8. Page block in device with ID: 265289729</text:p>
      <text:p text:style-name="P1">[ <text:s text:c="2"/>76.744901] 5.8. Page block number: 7379977</text:p>
      <text:p text:style-name="P1">[ <text:s text:c="2"/>76.744901] 5.8. Page use count: 2</text:p>
      <text:p text:style-name="P1">[ <text:s text:c="2"/>76.744902] 5.9. Page block in device with ID: 265289729</text:p>
      <text:p text:style-name="P1">[ <text:s text:c="2"/>76.744902] 5.9. Page block number: 7379978</text:p>
      <text:p text:style-name="P1">[ <text:s text:c="2"/>76.744903] 5.9. Page use count: 2</text:p>
      <text:p text:style-name="P1">[ <text:s text:c="2"/>76.744903] 5.10. Page block in device with ID: 265289729</text:p>
      <text:p text:style-name="P1">[ <text:s text:c="2"/>76.744904] 5.10. Page block number: 7379979</text:p>
      <text:p text:style-name="P1">[ <text:s text:c="2"/>76.744904] 5.10. Page use count: 2</text:p>
      <text:p text:style-name="P1">[ <text:s text:c="2"/>76.744905] 5.11. Page block in device with ID: 265289729</text:p>
      <text:p text:style-name="P1">[ <text:s text:c="2"/>76.744905] 5.11. Page block number: 7379980</text:p>
      <text:p text:style-name="P1">[ <text:s text:c="2"/>76.744905] 5.11. Page use count: 2</text:p>
      <text:p text:style-name="P1">[ <text:s text:c="2"/>76.744906] 5.12. Page block in device with ID: 265289729</text:p>
      <text:p text:style-name="P1">[ <text:s text:c="2"/>76.744906] 5.12. Page block number: 7379981</text:p>
      <text:p text:style-name="P1">[ <text:s text:c="2"/>76.744907] 5.12. Page use count: 2</text:p>
      <text:p text:style-name="P1">[ <text:s text:c="2"/>76.744907] 5.13. Page block in device with ID: 265289729</text:p>
      <text:p text:style-name="P1">[ <text:s text:c="2"/>76.744908] 5.13. Page block number: 7379982</text:p>
      <text:p text:style-name="P1">[ <text:s text:c="2"/>76.744908] 5.13. Page use count: 2</text:p>
      <text:p text:style-name="P1">[ <text:s text:c="2"/>76.744908] 5.14. Page block in device with ID: 265289729</text:p>
      <text:p text:style-name="P1">[ <text:s text:c="2"/>76.744909] 5.14. Page block number: 7379983</text:p>
      <text:p text:style-name="P1">[ <text:s text:c="2"/>76.744909] 5.14. Page use count: 2</text:p>
      <text:p text:style-name="P1">[ <text:s text:c="2"/>76.744910] 5.15. Page block in device with ID: 265289729</text:p>
      <text:p text:style-name="P1">[ <text:s text:c="2"/>76.744910] 5.15. Page block number: 7379984</text:p>
      <text:p text:style-name="P1">[ <text:s text:c="2"/>76.744910] 5.15. Page use count: 2</text:p>
      <text:p text:style-name="P1">[ <text:s text:c="2"/>76.744911] 5.16. Page block in device with ID: 265289729</text:p>
      <text:p text:style-name="P1">[ <text:s text:c="2"/>76.744911] 5.16. Page block number: 7379985</text:p>
      <text:p text:style-name="P1">[ <text:s text:c="2"/>76.744911] 5.16. Page use count: 2</text:p>
      <text:p text:style-name="P1">[ <text:s text:c="2"/>76.744912] 5.17. Page block in device with ID: 265289729</text:p>
      <text:p text:style-name="P1"><text:soft-page-break/>[ <text:s text:c="2"/>76.744912] 5.17. Page block number: 7379986</text:p>
      <text:p text:style-name="P1">[ <text:s text:c="2"/>76.744913] 5.17. Page use count: 2</text:p>
      <text:p text:style-name="P1">[ <text:s text:c="2"/>76.744913] 5.18. Page block in device with ID: 265289729</text:p>
      <text:p text:style-name="P1">[ <text:s text:c="2"/>76.744914] 5.18. Page block number: 7379987</text:p>
      <text:p text:style-name="P1">[ <text:s text:c="2"/>76.744914] 5.18. Page use count: 2</text:p>
      <text:p text:style-name="P1">[ <text:s text:c="2"/>76.744914] 5.19. Page block in device with ID: 265289729</text:p>
      <text:p text:style-name="P1">[ <text:s text:c="2"/>76.744915] 5.19. Page block number: 7379988</text:p>
      <text:p text:style-name="P1">[ <text:s text:c="2"/>76.744915] 5.19. Page use count: 2</text:p>
      <text:p text:style-name="P1">[ <text:s text:c="2"/>76.744916] 5.20. Page block in device with ID: 265289729</text:p>
      <text:p text:style-name="P1">[ <text:s text:c="2"/>76.744916] 5.20. Page block number: 7379989</text:p>
      <text:p text:style-name="P1">[ <text:s text:c="2"/>76.744916] 5.20. Page use count: 2</text:p>
      <text:p text:style-name="P1">[ <text:s text:c="2"/>76.744917] 5.21. Page block in device with ID: 265289729</text:p>
      <text:p text:style-name="P1">[ <text:s text:c="2"/>76.744917] 5.21. Page block number: 7379990</text:p>
      <text:p text:style-name="P1">[ <text:s text:c="2"/>76.744917] 5.21. Page use count: 2</text:p>
      <text:p text:style-name="P1">[ <text:s text:c="2"/>76.744918] 5.22. Page block in device with ID: 265289729</text:p>
      <text:p text:style-name="P1">[ <text:s text:c="2"/>76.744918] 5.22. Page block number: 7378443</text:p>
      <text:p text:style-name="P1">[ <text:s text:c="2"/>76.744919] 5.22. Page use count: 2</text:p>
      <text:p text:style-name="P1">[ <text:s text:c="2"/>76.744919] 5.23. Page block in device with ID: 265289729</text:p>
      <text:p text:style-name="P1">[ <text:s text:c="2"/>76.744920] 5.23. Page block number: 114800654</text:p>
      <text:p text:style-name="P1">[ <text:s text:c="2"/>76.744920] 5.23. Page use count: 2</text:p>
      <text:p text:style-name="P1">[ <text:s text:c="2"/>76.744921] 5.24. Page block in device with ID: 265289729</text:p>
      <text:p text:style-name="P1">[ <text:s text:c="2"/>76.744921] 5.24. Page block number: 114800655</text:p>
      <text:p text:style-name="P1">[ <text:s text:c="2"/>76.744921] 5.24. Page use count: 2</text:p>
      <text:p text:style-name="P1">[ <text:s text:c="2"/>76.744922] 5.25. Page block in device with ID: 265289729</text:p>
      <text:p text:style-name="P1">[ <text:s text:c="2"/>76.744922] 5.25. Page block number: 114800656</text:p>
      <text:p text:style-name="P1">[ <text:s text:c="2"/>76.744923] 5.25. Page use count: 2</text:p>
      <text:p text:style-name="P1">[ <text:s text:c="2"/>76.744923] 5.26. Page block in device with ID: 265289729</text:p>
      <text:p text:style-name="P1">[ <text:s text:c="2"/>76.744923] 5.26. Page block number: 114800657</text:p>
      <text:p text:style-name="P1">[ <text:s text:c="2"/>76.744924] 5.26. Page use count: 2</text:p>
      <text:p text:style-name="P1">[ <text:s text:c="2"/>76.744924] 5.27. Page block in device with ID: 265289729</text:p>
      <text:p text:style-name="P1">[ <text:s text:c="2"/>76.744925] 5.27. Page block number: 114800658</text:p>
      <text:p text:style-name="P1">[ <text:s text:c="2"/>76.744925] 5.27. Page use count: 2</text:p>
      <text:p text:style-name="P1">[ <text:s text:c="2"/>76.744926] 5.28. Page block in device with ID: 265289729</text:p>
      <text:p text:style-name="P1">[ <text:s text:c="2"/>76.744926] 5.28. Page block number: 114800659</text:p>
      <text:p text:style-name="P1">[ <text:s text:c="2"/>76.744926] 5.28. Page use count: 2</text:p>
      <text:p text:style-name="P1">[ <text:s text:c="2"/>76.744927] 5.29. Page block in device with ID: 265289729</text:p>
      <text:p text:style-name="P1">[ <text:s text:c="2"/>76.744927] 5.29. Page block number: 114800660</text:p>
      <text:p text:style-name="P1">[ <text:s text:c="2"/>76.744927] 5.29. Page use count: 2</text:p>
      <text:p text:style-name="P1">[ <text:s text:c="2"/>76.744928] 5.30. Page block in device with ID: 265289729</text:p>
      <text:p text:style-name="P1">[ <text:s text:c="2"/>76.744928] 5.30. Page block number: 115401728</text:p>
      <text:p text:style-name="P1">[ <text:s text:c="2"/>76.744929] 5.30. Page use count: 2</text:p>
      <text:p text:style-name="P1">[ <text:s text:c="2"/>76.744929] 5.31. Page block in device with ID: 265289729</text:p>
      <text:p text:style-name="P1">[ <text:s text:c="2"/>76.744929] 5.31. Page block number: 115401729</text:p>
      <text:p text:style-name="P1">[ <text:s text:c="2"/>76.744930] 5.31. Page use count: 2</text:p>
      <text:p text:style-name="P1"><text:soft-page-break/>[ <text:s text:c="2"/>76.744930] 5.32. Page block in device with ID: 265289729</text:p>
      <text:p text:style-name="P1">[ <text:s text:c="2"/>76.744931] 5.32. Page block number: 115401730</text:p>
      <text:p text:style-name="P1">[ <text:s text:c="2"/>76.744931] 5.32. Page use count: 2</text:p>
      <text:p text:style-name="P1">[ <text:s text:c="2"/>76.744932] 5.33. Page block in device with ID: 265289729</text:p>
      <text:p text:style-name="P1">[ <text:s text:c="2"/>76.744932] 5.33. Page block number: 7377928</text:p>
      <text:p text:style-name="P1">[ <text:s text:c="2"/>76.744933] 5.33. Page use count: 2</text:p>
      <text:p text:style-name="P1">[ <text:s text:c="2"/>76.744933] 5.34. Page block in device with ID: 265289729</text:p>
      <text:p text:style-name="P1">[ <text:s text:c="2"/>76.744933] 5.34. Page block number: 7377929</text:p>
      <text:p text:style-name="P1">[ <text:s text:c="2"/>76.744934] 5.34. Page use count: 2</text:p>
      <text:p text:style-name="P1">[ <text:s text:c="2"/>76.744934] 5.35. Page block in device with ID: 265289729</text:p>
      <text:p text:style-name="P1">[ <text:s text:c="2"/>76.744935] 5.35. Page block number: 7377930</text:p>
      <text:p text:style-name="P1">[ <text:s text:c="2"/>76.744935] 5.35. Page use count: 2</text:p>
      <text:p text:style-name="P1">[ <text:s text:c="2"/>76.744935] 5.36. Page block in device with ID: 265289729</text:p>
      <text:p text:style-name="P1">[ <text:s text:c="2"/>76.744936] 5.36. Page block number: 115400729</text:p>
      <text:p text:style-name="P1">[ <text:s text:c="2"/>76.744936] 5.36. Page use count: 2</text:p>
      <text:p text:style-name="P1">[ <text:s text:c="2"/>76.744937] 5.37. Page block in device with ID: 265289729</text:p>
      <text:p text:style-name="P1">[ <text:s text:c="2"/>76.744937] 5.37. Page block number: 7377931</text:p>
      <text:p text:style-name="P1">[ <text:s text:c="2"/>76.744937] 5.37. Page use count: 2</text:p>
      <text:p text:style-name="P1">[ <text:s text:c="2"/>76.744938] 5.38. Page block in device with ID: 265289729</text:p>
      <text:p text:style-name="P1">[ <text:s text:c="2"/>76.744938] 5.38. Page block number: 7377932</text:p>
      <text:p text:style-name="P1">[ <text:s text:c="2"/>76.744939] 5.38. Page use count: 2</text:p>
      <text:p text:style-name="P1">[ <text:s text:c="2"/>76.744939] 5.39. Page block in device with ID: 265289729</text:p>
      <text:p text:style-name="P1">[ <text:s text:c="2"/>76.744940] 5.39. Page block number: 7377933</text:p>
      <text:p text:style-name="P1">[ <text:s text:c="2"/>76.744940] 5.39. Page use count: 2</text:p>
      <text:p text:style-name="P1">[ <text:s text:c="2"/>76.744940] 5.40. Page block in device with ID: 265289729</text:p>
      <text:p text:style-name="P1">[ <text:s text:c="2"/>76.744941] 5.40. Page block number: 7377934</text:p>
      <text:p text:style-name="P1">[ <text:s text:c="2"/>76.744941] 5.40. Page use count: 2</text:p>
      <text:p text:style-name="P1">[ <text:s text:c="2"/>76.744942] 5.41. Page block in device with ID: 265289729</text:p>
      <text:p text:style-name="P1">[ <text:s text:c="2"/>76.744942] 5.41. Page block number: 7378444</text:p>
      <text:p text:style-name="P1">[ <text:s text:c="2"/>76.744942] 5.41. Page use count: 2</text:p>
      <text:p text:style-name="P1">[ <text:s text:c="2"/>76.744943] 5.42. Page block in device with ID: 265289729</text:p>
      <text:p text:style-name="P1">[ <text:s text:c="2"/>76.744943] 5.42. Page block number: 7380481</text:p>
      <text:p text:style-name="P1">[ <text:s text:c="2"/>76.744943] 5.42. Page use count: 2</text:p>
      <text:p text:style-name="P1">[ <text:s text:c="2"/>76.744944] 5.43. Page block in device with ID: 265289729</text:p>
      <text:p text:style-name="P1">[ <text:s text:c="2"/>76.744944] 5.43. Page block number: 7378445</text:p>
      <text:p text:style-name="P1">[ <text:s text:c="2"/>76.744945] 5.43. Page use count: 2</text:p>
      <text:p text:style-name="P1">[ <text:s text:c="2"/>76.744945] 5.44. Page block in device with ID: 265289729</text:p>
      <text:p text:style-name="P1">[ <text:s text:c="2"/>76.744945] 5.44. Page block number: 7377935</text:p>
      <text:p text:style-name="P1">[ <text:s text:c="2"/>76.744946] 5.44. Page use count: 2</text:p>
      <text:p text:style-name="P1">[ <text:s text:c="2"/>76.744946] 5.45. Page block in device with ID: 265289729</text:p>
      <text:p text:style-name="P1">[ <text:s text:c="2"/>76.744947] 5.45. Page block number: 7377936</text:p>
      <text:p text:style-name="P1">[ <text:s text:c="2"/>76.744947] 5.45. Page use count: 2</text:p>
      <text:p text:style-name="P1">[ <text:s text:c="2"/>76.744948] 5.46. Page block in device with ID: 265289729</text:p>
      <text:p text:style-name="P1">[ <text:s text:c="2"/>76.744948] 5.46. Page block number: 115399700</text:p>
      <text:p text:style-name="P1"><text:soft-page-break/>[ <text:s text:c="2"/>76.744948] 5.46. Page use count: 2</text:p>
      <text:p text:style-name="P1">[ <text:s text:c="2"/>76.744949] 5.47. Page block in device with ID: 265289729</text:p>
      <text:p text:style-name="P1">[ <text:s text:c="2"/>76.744949] 5.47. Page block number: 7377937</text:p>
      <text:p text:style-name="P1">[ <text:s text:c="2"/>76.744950] 5.47. Page use count: 2</text:p>
      <text:p text:style-name="P1">[ <text:s text:c="2"/>76.744950] 5.48. Page block in device with ID: 265289729</text:p>
      <text:p text:style-name="P1">[ <text:s text:c="2"/>76.744950] 5.48. Page block number: 7379991</text:p>
      <text:p text:style-name="P1">[ <text:s text:c="2"/>76.744951] 5.48. Page use count: 2</text:p>
      <text:p text:style-name="P1">[ <text:s text:c="2"/>76.744951] 5.49. Page block in device with ID: 265289729</text:p>
      <text:p text:style-name="P1">[ <text:s text:c="2"/>76.744952] 5.49. Page block number: 115400730</text:p>
      <text:p text:style-name="P1">[ <text:s text:c="2"/>76.744952] 5.49. Page use count: 2</text:p>
      <text:p text:style-name="P1">[ <text:s text:c="2"/>76.744953] 5.50. Page block in device with ID: 265289729</text:p>
      <text:p text:style-name="P1">[ <text:s text:c="2"/>76.744953] 5.50. Page block number: 7377938</text:p>
      <text:p text:style-name="P1">[ <text:s text:c="2"/>76.744953] 5.50. Page use count: 2</text:p>
      <text:p text:style-name="P1">[ <text:s text:c="2"/>76.744954] 5.51. Page block in device with ID: 265289729</text:p>
      <text:p text:style-name="P1">[ <text:s text:c="2"/>76.744954] 5.51. Page block number: 7380482</text:p>
      <text:p text:style-name="P1">[ <text:s text:c="2"/>76.744955] 5.51. Page use count: 2</text:p>
      <text:p text:style-name="P1">[ <text:s text:c="2"/>76.744955] 5.52. Page block in device with ID: 265289729</text:p>
      <text:p text:style-name="P1">[ <text:s text:c="2"/>76.744956] 5.52. Page block number: 7377939</text:p>
      <text:p text:style-name="P1">[ <text:s text:c="2"/>76.744956] 5.52. Page use count: 2</text:p>
      <text:p text:style-name="P1">[ <text:s text:c="2"/>76.744957] 5.53. Page block in device with ID: 265289729</text:p>
      <text:p text:style-name="P1">[ <text:s text:c="2"/>76.744957] 5.53. Page block number: 115400731</text:p>
      <text:p text:style-name="P1">[ <text:s text:c="2"/>76.744957] 5.53. Page use count: 2</text:p>
      <text:p text:style-name="P1">[ <text:s text:c="2"/>76.744958] 5.54. Page block in device with ID: 265289729</text:p>
      <text:p text:style-name="P1">[ <text:s text:c="2"/>76.744958] 5.54. Page block number: 115400732</text:p>
      <text:p text:style-name="P1">[ <text:s text:c="2"/>76.744958] 5.54. Page use count: 2</text:p>
      <text:p text:style-name="P1">[ <text:s text:c="2"/>76.744959] 5.55. Page block in device with ID: 265289729</text:p>
      <text:p text:style-name="P1">[ <text:s text:c="2"/>76.744959] 5.55. Page block number: 7379992</text:p>
      <text:p text:style-name="P1">[ <text:s text:c="2"/>76.744960] 5.55. Page use count: 2</text:p>
      <text:p text:style-name="P1">[ <text:s text:c="2"/>76.744960] 5.56. Page block in device with ID: 265289729</text:p>
      <text:p text:style-name="P1">[ <text:s text:c="2"/>76.744960] 5.56. Page block number: 7379993</text:p>
      <text:p text:style-name="P1">[ <text:s text:c="2"/>76.744961] 5.56. Page use count: 2</text:p>
      <text:p text:style-name="P1">[ <text:s text:c="2"/>76.744961] 5.57. Page block in device with ID: 265289729</text:p>
      <text:p text:style-name="P1">[ <text:s text:c="2"/>76.744962] 5.57. Page block number: 7379994</text:p>
      <text:p text:style-name="P1">[ <text:s text:c="2"/>76.744962] 5.57. Page use count: 2</text:p>
      <text:p text:style-name="P1">[ <text:s text:c="2"/>76.744962] 5.58. Page block in device with ID: 265289729</text:p>
      <text:p text:style-name="P1">[ <text:s text:c="2"/>76.744963] 5.58. Page block number: 7379995</text:p>
      <text:p text:style-name="P1">[ <text:s text:c="2"/>76.744963] 5.58. Page use count: 2</text:p>
      <text:p text:style-name="P1">[ <text:s text:c="2"/>76.744964] 5.59. Page block in device with ID: 265289729</text:p>
      <text:p text:style-name="P1">[ <text:s text:c="2"/>76.744964] 5.59. Page block number: 7378446</text:p>
      <text:p text:style-name="P1">[ <text:s text:c="2"/>76.744964] 5.59. Page use count: 2</text:p>
      <text:p text:style-name="P1">[ <text:s text:c="2"/>76.744965] 5.60. Page block in device with ID: 265289729</text:p>
      <text:p text:style-name="P1">[ <text:s text:c="2"/>76.744965] 5.60. Page block number: 7378447</text:p>
      <text:p text:style-name="P1">[ <text:s text:c="2"/>76.744966] 5.60. Page use count: 2</text:p>
      <text:p text:style-name="P1">[ <text:s text:c="2"/>76.744966] 5.61. Page block in device with ID: 265289729</text:p>
      <text:p text:style-name="P1"><text:soft-page-break/>[ <text:s text:c="2"/>76.744966] 5.61. Page block number: 7378448</text:p>
      <text:p text:style-name="P1">[ <text:s text:c="2"/>76.744967] 5.61. Page use count: 2</text:p>
      <text:p text:style-name="P1">[ <text:s text:c="2"/>76.744967] 5.62. Page block in device with ID: 265289729</text:p>
      <text:p text:style-name="P1">[ <text:s text:c="2"/>76.744968] 5.62. Page block number: 7378449</text:p>
      <text:p text:style-name="P1">[ <text:s text:c="2"/>76.744968] 5.62. Page use count: 2</text:p>
      <text:p text:style-name="P1">[ <text:s text:c="2"/>76.744969] 5.63. Page block in device with ID: 265289729</text:p>
      <text:p text:style-name="P1">[ <text:s text:c="2"/>76.744969] 5.63. Page block number: 114800661</text:p>
      <text:p text:style-name="P1">[ <text:s text:c="2"/>76.744970] 5.63. Page use count: 2</text:p>
      <text:p text:style-name="P1">[ <text:s text:c="2"/>76.744970] 5.64. Page block in device with ID: 265289729</text:p>
      <text:p text:style-name="P1">[ <text:s text:c="2"/>76.744970] 5.64. Page block number: 114800662</text:p>
      <text:p text:style-name="P1">[ <text:s text:c="2"/>76.744971] 5.64. Page use count: 2</text:p>
      <text:p text:style-name="P1">[ <text:s text:c="2"/>76.744971] 5.65. Page block in device with ID: 265289729</text:p>
      <text:p text:style-name="P1">[ <text:s text:c="2"/>76.744972] 5.65. Page block number: 114800663</text:p>
      <text:p text:style-name="P1">[ <text:s text:c="2"/>76.744972] 5.65. Page use count: 2</text:p>
      <text:p text:style-name="P1">[ <text:s text:c="2"/>76.744973] 5.66. Page block in device with ID: 265289729</text:p>
      <text:p text:style-name="P1">[ <text:s text:c="2"/>76.744973] 5.66. Page block number: 114800664</text:p>
      <text:p text:style-name="P1">[ <text:s text:c="2"/>76.744973] 5.66. Page use count: 2</text:p>
      <text:p text:style-name="P1">[ <text:s text:c="2"/>76.744974] 5.67. Page block in device with ID: 265289729</text:p>
      <text:p text:style-name="P1">[ <text:s text:c="2"/>76.744974] 5.67. Page block number: 114800665</text:p>
      <text:p text:style-name="P1">[ <text:s text:c="2"/>76.744975] 5.67. Page use count: 2</text:p>
      <text:p text:style-name="P1">[ <text:s text:c="2"/>76.744975] 5.68. Page block in device with ID: 265289729</text:p>
      <text:p text:style-name="P1">[ <text:s text:c="2"/>76.744976] 5.68. Page block number: 114800666</text:p>
      <text:p text:style-name="P1">[ <text:s text:c="2"/>76.744976] 5.68. Page use count: 2</text:p>
      <text:p text:style-name="P1">[ <text:s text:c="2"/>76.744977] 5.69. Page block in device with ID: 265289729</text:p>
      <text:p text:style-name="P1">[ <text:s text:c="2"/>76.744977] 5.69. Page block number: 7377940</text:p>
      <text:p text:style-name="P1">[ <text:s text:c="2"/>76.744977] 5.69. Page use count: 2</text:p>
      <text:p text:style-name="P1">[ <text:s text:c="2"/>76.744978] 5.70. Page block in device with ID: 265289729</text:p>
      <text:p text:style-name="P1">[ <text:s text:c="2"/>76.744978] 5.70. Page block number: 7378450</text:p>
      <text:p text:style-name="P1">[ <text:s text:c="2"/>76.744979] 5.70. Page use count: 2</text:p>
      <text:p text:style-name="P1">[ <text:s text:c="2"/>76.744979] 5.71. Page block in device with ID: 265289729</text:p>
      <text:p text:style-name="P1">[ <text:s text:c="2"/>76.744979] 5.71. Page block number: 7379996</text:p>
      <text:p text:style-name="P1">[ <text:s text:c="2"/>76.744980] 5.71. Page use count: 2</text:p>
      <text:p text:style-name="P1">[ <text:s text:c="2"/>76.744980] 5.72. Page block in device with ID: 265289729</text:p>
      <text:p text:style-name="P1">[ <text:s text:c="2"/>76.744981] 5.72. Page block number: 7378451</text:p>
      <text:p text:style-name="P1">[ <text:s text:c="2"/>76.744981] 5.72. Page use count: 2</text:p>
      <text:p text:style-name="P1">[ <text:s text:c="2"/>76.744981] 5.73. Page block in device with ID: 265289729</text:p>
      <text:p text:style-name="P1">[ <text:s text:c="2"/>76.744982] 5.73. Page block number: 115400733</text:p>
      <text:p text:style-name="P1">[ <text:s text:c="2"/>76.744982] 5.73. Page use count: 2</text:p>
      <text:p text:style-name="P1">[ <text:s text:c="2"/>76.744983] 5.74. Page block in device with ID: 265289729</text:p>
      <text:p text:style-name="P1">[ <text:s text:c="2"/>76.744983] 5.74. Page block number: 7378452</text:p>
      <text:p text:style-name="P1">[ <text:s text:c="2"/>76.744983] 5.74. Page use count: 2</text:p>
      <text:p text:style-name="P1">[ <text:s text:c="2"/>76.744984] 5.75. Page block in device with ID: 265289729</text:p>
      <text:p text:style-name="P1">[ <text:s text:c="2"/>76.744984] 5.75. Page block number: 7378453</text:p>
      <text:p text:style-name="P1">[ <text:s text:c="2"/>76.744985] 5.75. Page use count: 2</text:p>
      <text:p text:style-name="P1"><text:soft-page-break/>[ <text:s text:c="2"/>76.744985] 5.76. Page block in device with ID: 265289729</text:p>
      <text:p text:style-name="P1">[ <text:s text:c="2"/>76.744985] 5.76. Page block number: 7377942</text:p>
      <text:p text:style-name="P1">[ <text:s text:c="2"/>76.744986] 5.76. Page use count: 2</text:p>
      <text:p text:style-name="P1">[ <text:s text:c="2"/>76.744986] 5.77. Page block in device with ID: 265289729</text:p>
      <text:p text:style-name="P1">[ <text:s text:c="2"/>76.744987] 5.77. Page block number: 7378454</text:p>
      <text:p text:style-name="P1">[ <text:s text:c="2"/>76.744987] 5.77. Page use count: 2</text:p>
      <text:p text:style-name="P1">[ <text:s text:c="2"/>76.744987] 5.78. Page block in device with ID: 265289729</text:p>
      <text:p text:style-name="P1">[ <text:s text:c="2"/>76.744988] 5.78. Page block number: 115401736</text:p>
      <text:p text:style-name="P1">[ <text:s text:c="2"/>76.744988] 5.78. Page use count: 2</text:p>
      <text:p text:style-name="P1">[ <text:s text:c="2"/>76.744989] 5.79. Page block in device with ID: 265289729</text:p>
      <text:p text:style-name="P1">[ <text:s text:c="2"/>76.744989] 5.79. Page block number: 115399701</text:p>
      <text:p text:style-name="P1">[ <text:s text:c="2"/>76.744989] 5.79. Page use count: 2</text:p>
      <text:p text:style-name="P1">[ <text:s text:c="2"/>76.744990] 5.80. Page block in device with ID: 265289729</text:p>
      <text:p text:style-name="P1">[ <text:s text:c="2"/>76.744990] 5.80. Page block number: 114800667</text:p>
      <text:p text:style-name="P1">[ <text:s text:c="2"/>76.744991] 5.80. Page use count: 2</text:p>
      <text:p text:style-name="P1">[ <text:s text:c="2"/>76.744991] 5.81. Page block in device with ID: 265289729</text:p>
      <text:p text:style-name="P1">[ <text:s text:c="2"/>76.744992] 5.81. Page block number: 7377943</text:p>
      <text:p text:style-name="P1">[ <text:s text:c="2"/>76.744992] 5.81. Page use count: 2</text:p>
      <text:p text:style-name="P1">[ <text:s text:c="2"/>76.744993] 5.82. Page block in device with ID: 265289729</text:p>
      <text:p text:style-name="P1">[ <text:s text:c="2"/>76.744993] 5.82. Page block number: 7377944</text:p>
      <text:p text:style-name="P1">[ <text:s text:c="2"/>76.744993] 5.82. Page use count: 2</text:p>
      <text:p text:style-name="P1">[ <text:s text:c="2"/>76.744994] 5.83. Page block in device with ID: 265289729</text:p>
      <text:p text:style-name="P1">[ <text:s text:c="2"/>76.744994] 5.83. Page block number: 7377945</text:p>
      <text:p text:style-name="P1">[ <text:s text:c="2"/>76.744995] 5.83. Page use count: 2</text:p>
      <text:p text:style-name="P1">[ <text:s text:c="2"/>76.744995] 5.84. Page block in device with ID: 265289729</text:p>
      <text:p text:style-name="P1">[ <text:s text:c="2"/>76.744996] 5.84. Page block number: 7377946</text:p>
      <text:p text:style-name="P1">[ <text:s text:c="2"/>76.744996] 5.84. Page use count: 2</text:p>
      <text:p text:style-name="P1">[ <text:s text:c="2"/>76.744996] 5.85. Page block in device with ID: 265289729</text:p>
      <text:p text:style-name="P1">[ <text:s text:c="2"/>76.744997] 5.85. Page block number: 7377947</text:p>
      <text:p text:style-name="P1">[ <text:s text:c="2"/>76.744997] 5.85. Page use count: 2</text:p>
      <text:p text:style-name="P1">[ <text:s text:c="2"/>76.744997] 5.86. Page block in device with ID: 265289729</text:p>
      <text:p text:style-name="P1">[ <text:s text:c="2"/>76.744998] 5.86. Page block number: 7377948</text:p>
      <text:p text:style-name="P1">[ <text:s text:c="2"/>76.744998] 5.86. Page use count: 2</text:p>
      <text:p text:style-name="P1">[ <text:s text:c="2"/>76.744999] 5.87. Page block in device with ID: 265289729</text:p>
      <text:p text:style-name="P1">[ <text:s text:c="2"/>76.744999] 5.87. Page block number: 7377949</text:p>
      <text:p text:style-name="P1">[ <text:s text:c="2"/>76.744999] 5.87. Page use count: 2</text:p>
      <text:p text:style-name="P1">[ <text:s text:c="2"/>76.745000] 5.88. Page block in device with ID: 265289729</text:p>
      <text:p text:style-name="P1">[ <text:s text:c="2"/>76.745000] 5.88. Page block number: 7377950</text:p>
      <text:p text:style-name="P1">[ <text:s text:c="2"/>76.745001] 5.88. Page use count: 2</text:p>
      <text:p text:style-name="P1">[ <text:s text:c="2"/>76.745001] 5.89. Page block in device with ID: 265289729</text:p>
      <text:p text:style-name="P1">[ <text:s text:c="2"/>76.745001] 5.89. Page block number: 115400734</text:p>
      <text:p text:style-name="P1">[ <text:s text:c="2"/>76.745002] 5.89. Page use count: 2</text:p>
      <text:p text:style-name="P1">[ <text:s text:c="2"/>76.745002] 5.90. Page block in device with ID: 265289729</text:p>
      <text:p text:style-name="P1">[ <text:s text:c="2"/>76.745003] 5.90. Page block number: 115400735</text:p>
      <text:p text:style-name="P1"><text:soft-page-break/>[ <text:s text:c="2"/>76.745003] 5.90. Page use count: 2</text:p>
      <text:p text:style-name="P1">[ <text:s text:c="2"/>76.745003] 5.91. Page block in device with ID: 265289729</text:p>
      <text:p text:style-name="P1">[ <text:s text:c="2"/>76.745004] 5.91. Page block number: 115401737</text:p>
      <text:p text:style-name="P1">[ <text:s text:c="2"/>76.745004] 5.91. Page use count: 2</text:p>
      <text:p text:style-name="P1">[ <text:s text:c="2"/>76.745005] 5.92. Page block in device with ID: 265289729</text:p>
      <text:p text:style-name="P1">[ <text:s text:c="2"/>76.745005] 5.92. Page block number: 7380483</text:p>
      <text:p text:style-name="P1">[ <text:s text:c="2"/>76.745005] 5.92. Page use count: 2</text:p>
      <text:p text:style-name="P1">[ <text:s text:c="2"/>76.745006] 5.93. Page block in device with ID: 265289729</text:p>
      <text:p text:style-name="P1">[ <text:s text:c="2"/>76.745006] 5.93. Page block number: 7379997</text:p>
      <text:p text:style-name="P1">[ <text:s text:c="2"/>76.745007] 5.93. Page use count: 2</text:p>
      <text:p text:style-name="P1">[ <text:s text:c="2"/>76.745007] 5.94. Page block in device with ID: 265289729</text:p>
      <text:p text:style-name="P1">[ <text:s text:c="2"/>76.745007] 5.94. Page block number: 7379998</text:p>
      <text:p text:style-name="P1">[ <text:s text:c="2"/>76.745008] 5.94. Page use count: 2</text:p>
      <text:p text:style-name="P1">[ <text:s text:c="2"/>76.745008] 5.95. Page block in device with ID: 265289729</text:p>
      <text:p text:style-name="P1">[ <text:s text:c="2"/>76.745009] 5.95. Page block number: 7378455</text:p>
      <text:p text:style-name="P1">[ <text:s text:c="2"/>76.745009] 5.95. Page use count: 2</text:p>
      <text:p text:style-name="P1">[ <text:s text:c="2"/>76.745010] 5.96. Page block in device with ID: 265289729</text:p>
      <text:p text:style-name="P1">[ <text:s text:c="2"/>76.745010] 5.96. Page block number: 7378456</text:p>
      <text:p text:style-name="P1">[ <text:s text:c="2"/>76.745010] 5.96. Page use count: 2</text:p>
      <text:p text:style-name="P1">[ <text:s text:c="2"/>76.745011] 5.97. Page block in device with ID: 265289729</text:p>
      <text:p text:style-name="P1">[ <text:s text:c="2"/>76.745011] 5.97. Page block number: 115400736</text:p>
      <text:p text:style-name="P1">[ <text:s text:c="2"/>76.745012] 5.97. Page use count: 2</text:p>
      <text:p text:style-name="P1">[ <text:s text:c="2"/>76.745012] 5.98. Page block in device with ID: 265289729</text:p>
      <text:p text:style-name="P1">[ <text:s text:c="2"/>76.745013] 5.98. Page block number: 115399702</text:p>
      <text:p text:style-name="P1">[ <text:s text:c="2"/>76.745013] 5.98. Page use count: 2</text:p>
      <text:p text:style-name="P1">[ <text:s text:c="2"/>76.745013] 5.99. Page block in device with ID: 265289729</text:p>
      <text:p text:style-name="P1">[ <text:s text:c="2"/>76.745014] 5.99. Page block number: 7380484</text:p>
      <text:p text:style-name="P1">[ <text:s text:c="2"/>76.745014] 5.99. Page use count: 2</text:p>
      <text:p text:style-name="P1">[ <text:s text:c="2"/>76.745015] 5.100. Page block in device with ID: 265289729</text:p>
      <text:p text:style-name="P1">[ <text:s text:c="2"/>76.745015] 5.100. Page block number: 7379999</text:p>
      <text:p text:style-name="P1">[ <text:s text:c="2"/>76.745015] 5.100. Page use count: 2</text:p>
      <text:p text:style-name="P1">[ <text:s text:c="2"/>76.746478] Exiting: print_module</text:p>
      <text:p text:style-name="P1">[ <text:s text:c="2"/>76.763218] Entering: print_module</text:p>
      <text:p text:style-name="P1">[ <text:s text:c="2"/>76.763220] 1. PCB of process with pid 3122 is found.</text:p>
      <text:p text:style-name="P1">[ <text:s text:c="2"/>76.763220] 2. Process has open files:</text:p>
      <text:p text:style-name="P1">[ <text:s text:c="2"/>76.763221] 3.1. Open file with fd: 0</text:p>
      <text:p text:style-name="P1">[ <text:s text:c="2"/>76.763221] 3.1. Current file position pointer: 0</text:p>
      <text:p text:style-name="P1">[ <text:s text:c="2"/>76.763222] 3.1. File name: 0</text:p>
      <text:p text:style-name="P1">[ <text:s text:c="2"/>76.763222] 3.1. User's ID: 1000</text:p>
      <text:p text:style-name="P1">[ <text:s text:c="2"/>76.763223] 3.1. File mode: 917507</text:p>
      <text:p text:style-name="P1">[ <text:s text:c="2"/>76.763223] 3.1. Inode number: 3</text:p>
      <text:p text:style-name="P1">[ <text:s text:c="2"/>76.763224] 3.1. File size in bytes: 0</text:p>
      <text:p text:style-name="P1">[ <text:s text:c="2"/>76.763225] 3.1. Number of blocks allocated to the file: 0</text:p>
      <text:p text:style-name="P1">[ <text:s text:c="2"/>76.763225] 3.2. Open file with fd: 1</text:p>
      <text:p text:style-name="P1"><text:soft-page-break/>[ <text:s text:c="2"/>76.763226] 3.2. Current file position pointer: 0</text:p>
      <text:p text:style-name="P1">[ <text:s text:c="2"/>76.763226] 3.2. File name: 0</text:p>
      <text:p text:style-name="P1">[ <text:s text:c="2"/>76.763227] 3.2. User's ID: 1000</text:p>
      <text:p text:style-name="P1">[ <text:s text:c="2"/>76.763227] 3.2. File mode: 917507</text:p>
      <text:p text:style-name="P1">[ <text:s text:c="2"/>76.763228] 3.2. Inode number: 3</text:p>
      <text:p text:style-name="P1">[ <text:s text:c="2"/>76.763228] 3.2. File size in bytes: 0</text:p>
      <text:p text:style-name="P1">[ <text:s text:c="2"/>76.763229] 3.2. Number of blocks allocated to the file: 0</text:p>
      <text:p text:style-name="P1">[ <text:s text:c="2"/>76.763229] 3.3. Open file with fd: 2</text:p>
      <text:p text:style-name="P1">[ <text:s text:c="2"/>76.763230] 3.3. Current file position pointer: 0</text:p>
      <text:p text:style-name="P1">[ <text:s text:c="2"/>76.763230] 3.3. File name: 0</text:p>
      <text:p text:style-name="P1">[ <text:s text:c="2"/>76.763230] 3.3. User's ID: 1000</text:p>
      <text:p text:style-name="P1">[ <text:s text:c="2"/>76.763231] 3.3. File mode: 917507</text:p>
      <text:p text:style-name="P1">[ <text:s text:c="2"/>76.763231] 3.3. Inode number: 3</text:p>
      <text:p text:style-name="P1">[ <text:s text:c="2"/>76.763232] 3.3. File size in bytes: 0</text:p>
      <text:p text:style-name="P1">[ <text:s text:c="2"/>76.763232] 3.3. Number of blocks allocated to the file: 0</text:p>
      <text:p text:style-name="P1">[ <text:s text:c="2"/>76.763233] 3.4. Open file with fd: 3</text:p>
      <text:p text:style-name="P1">[ <text:s text:c="2"/>76.763233] 3.4. Current file position pointer: 65536</text:p>
      <text:p text:style-name="P1">[ <text:s text:c="2"/>76.763234] 3.4. File name: __tmp1.txt</text:p>
      <text:p text:style-name="P1">[ <text:s text:c="2"/>76.763253] 3.4. User's ID: 0</text:p>
      <text:p text:style-name="P1">[ <text:s text:c="2"/>76.763254] 3.4. File mode: 134905885</text:p>
      <text:p text:style-name="P1">[ <text:s text:c="2"/>76.763254] 3.4. Inode number: 1835700</text:p>
      <text:p text:style-name="P1">[ <text:s text:c="2"/>76.763255] 3.4. File size in bytes: 65536</text:p>
      <text:p text:style-name="P1">[ <text:s text:c="2"/>76.763255] 3.4. Number of blocks allocated to the file: 128</text:p>
      <text:p text:style-name="P1">[ <text:s text:c="2"/>76.763257] 3.5. Open file with fd: 4</text:p>
      <text:p text:style-name="P1">[ <text:s text:c="2"/>76.763258] 3.5. Current file position pointer: 65536</text:p>
      <text:p text:style-name="P1">[ <text:s text:c="2"/>76.763258] 3.5. File name: __tmp2.txt</text:p>
      <text:p text:style-name="P1">[ <text:s text:c="2"/>76.763259] 3.5. User's ID: 0</text:p>
      <text:p text:style-name="P1">[ <text:s text:c="2"/>76.763259] 3.5. File mode: 134905885</text:p>
      <text:p text:style-name="P1">[ <text:s text:c="2"/>76.763260] 3.5. Inode number: 1835701</text:p>
      <text:p text:style-name="P1">[ <text:s text:c="2"/>76.763260] 3.5. File size in bytes: 65536</text:p>
      <text:p text:style-name="P1">[ <text:s text:c="2"/>76.763261] 3.5. Number of blocks allocated to the file: 128</text:p>
      <text:p text:style-name="P1">[ <text:s text:c="2"/>76.763261] 3.6. Open file with fd: 5</text:p>
      <text:p text:style-name="P1">[ <text:s text:c="2"/>76.763262] 3.6. Current file position pointer: 65536</text:p>
      <text:p text:style-name="P1">[ <text:s text:c="2"/>76.763262] 3.6. File name: __tmp3.txt</text:p>
      <text:p text:style-name="P1">[ <text:s text:c="2"/>76.763263] 3.6. User's ID: 0</text:p>
      <text:p text:style-name="P1">[ <text:s text:c="2"/>76.763263] 3.6. File mode: 134905885</text:p>
      <text:p text:style-name="P1">[ <text:s text:c="2"/>76.763264] 3.6. Inode number: 1835702</text:p>
      <text:p text:style-name="P1">[ <text:s text:c="2"/>76.763264] 3.6. File size in bytes: 65536</text:p>
      <text:p text:style-name="P1">[ <text:s text:c="2"/>76.763265] 3.6. Number of blocks allocated to the file: 136</text:p>
      <text:p text:style-name="P1">[ <text:s text:c="2"/>76.763265] 3.7. Open file with fd: 6</text:p>
      <text:p text:style-name="P1">[ <text:s text:c="2"/>76.763266] 3.7. Current file position pointer: 65536</text:p>
      <text:p text:style-name="P1">[ <text:s text:c="2"/>76.763266] 3.7. File name: __tmp4.txt</text:p>
      <text:p text:style-name="P1">[ <text:s text:c="2"/>76.763267] 3.7. User's ID: 0</text:p>
      <text:p text:style-name="P1">[ <text:s text:c="2"/>76.763267] 3.7. File mode: 134905885</text:p>
      <text:p text:style-name="P1"><text:soft-page-break/>[ <text:s text:c="2"/>76.763268] 3.7. Inode number: 1835703</text:p>
      <text:p text:style-name="P1">[ <text:s text:c="2"/>76.763268] 3.7. File size in bytes: 65536</text:p>
      <text:p text:style-name="P1">[ <text:s text:c="2"/>76.763269] 3.7. Number of blocks allocated to the file: 136</text:p>
      <text:p text:style-name="P1">[ <text:s text:c="2"/>76.763269] 3.8. Open file with fd: 7</text:p>
      <text:p text:style-name="P1">[ <text:s text:c="2"/>76.763270] 3.8. Current file position pointer: 65536</text:p>
      <text:p text:style-name="P1">[ <text:s text:c="2"/>76.763270] 3.8. File name: __tmp5.txt</text:p>
      <text:p text:style-name="P1">[ <text:s text:c="2"/>76.763271] 3.8. User's ID: 0</text:p>
      <text:p text:style-name="P1">[ <text:s text:c="2"/>76.763271] 3.8. File mode: 134905885</text:p>
      <text:p text:style-name="P1">[ <text:s text:c="2"/>76.763272] 3.8. Inode number: 1835704</text:p>
      <text:p text:style-name="P1">[ <text:s text:c="2"/>76.763272] 3.8. File size in bytes: 65536</text:p>
      <text:p text:style-name="P1">[ <text:s text:c="2"/>76.763273] 3.8. Number of blocks allocated to the file: 136</text:p>
      <text:p text:style-name="P1">[ <text:s text:c="2"/>76.763273] 3.9. Open file with fd: 8</text:p>
      <text:p text:style-name="P1">[ <text:s text:c="2"/>76.763274] 3.9. Current file position pointer: 65536</text:p>
      <text:p text:style-name="P1">[ <text:s text:c="2"/>76.763274] 3.9. File name: __tmp6.txt</text:p>
      <text:p text:style-name="P1">[ <text:s text:c="2"/>76.763275] 3.9. User's ID: 0</text:p>
      <text:p text:style-name="P1">[ <text:s text:c="2"/>76.763275] 3.9. File mode: 134905885</text:p>
      <text:p text:style-name="P1">[ <text:s text:c="2"/>76.763276] 3.9. Inode number: 1835705</text:p>
      <text:p text:style-name="P1">[ <text:s text:c="2"/>76.763276] 3.9. File size in bytes: 65536</text:p>
      <text:p text:style-name="P1">[ <text:s text:c="2"/>76.763277] 3.9. Number of blocks allocated to the file: 136</text:p>
      <text:p text:style-name="P1">[ <text:s text:c="2"/>76.763277] 3.10. Open file with fd: 9</text:p>
      <text:p text:style-name="P1">[ <text:s text:c="2"/>76.763278] 3.10. Current file position pointer: 65536</text:p>
      <text:p text:style-name="P1">[ <text:s text:c="2"/>76.763278] 3.10. File name: __tmp7.txt</text:p>
      <text:p text:style-name="P1">[ <text:s text:c="2"/>76.763279] 3.10. User's ID: 0</text:p>
      <text:p text:style-name="P1">[ <text:s text:c="2"/>76.763280] 3.10. File mode: 134905885</text:p>
      <text:p text:style-name="P1">[ <text:s text:c="2"/>76.763280] 3.10. Inode number: 1835706</text:p>
      <text:p text:style-name="P1">[ <text:s text:c="2"/>76.763281] 3.10. File size in bytes: 65536</text:p>
      <text:p text:style-name="P1">[ <text:s text:c="2"/>76.763281] 3.10. Number of blocks allocated to the file: 136</text:p>
      <text:p text:style-name="P1">[ <text:s text:c="2"/>76.763282] 3.11. Open file with fd: 10</text:p>
      <text:p text:style-name="P1">[ <text:s text:c="2"/>76.763282] 3.11. Current file position pointer: 65536</text:p>
      <text:p text:style-name="P1">[ <text:s text:c="2"/>76.763283] 3.11. File name: __tmp8.txt</text:p>
      <text:p text:style-name="P1">[ <text:s text:c="2"/>76.763283] 3.11. User's ID: 0</text:p>
      <text:p text:style-name="P1">[ <text:s text:c="2"/>76.763284] 3.11. File mode: 134905885</text:p>
      <text:p text:style-name="P1">[ <text:s text:c="2"/>76.763284] 3.11. Inode number: 1835707</text:p>
      <text:p text:style-name="P1">[ <text:s text:c="2"/>76.763285] 3.11. File size in bytes: 65536</text:p>
      <text:p text:style-name="P1">[ <text:s text:c="2"/>76.763285] 3.11. Number of blocks allocated to the file: 128</text:p>
      <text:p text:style-name="P1">[ <text:s text:c="2"/>76.763286] 3.12. Open file with fd: 11</text:p>
      <text:p text:style-name="P1">[ <text:s text:c="2"/>76.763286] 3.12. Current file position pointer: 65536</text:p>
      <text:p text:style-name="P1">[ <text:s text:c="2"/>76.763287] 3.12. File name: __tmp9.txt</text:p>
      <text:p text:style-name="P1">[ <text:s text:c="2"/>76.763287] 3.12. User's ID: 0</text:p>
      <text:p text:style-name="P1">[ <text:s text:c="2"/>76.763288] 3.12. File mode: 134905885</text:p>
      <text:p text:style-name="P1">[ <text:s text:c="2"/>76.763288] 3.12. Inode number: 1835708</text:p>
      <text:p text:style-name="P1">[ <text:s text:c="2"/>76.763289] 3.12. File size in bytes: 65536</text:p>
      <text:p text:style-name="P1">[ <text:s text:c="2"/>76.763289] 3.12. Number of blocks allocated to the file: 136</text:p>
      <text:p text:style-name="P1">[ <text:s text:c="2"/>76.763290] 3.13. Open file with fd: 12</text:p>
      <text:p text:style-name="P1"><text:soft-page-break/>[ <text:s text:c="2"/>76.763290] 3.13. Current file position pointer: 65536</text:p>
      <text:p text:style-name="P1">[ <text:s text:c="2"/>76.763291] 3.13. File name: __tmp10.txt</text:p>
      <text:p text:style-name="P1">[ <text:s text:c="2"/>76.763291] 3.13. User's ID: 0</text:p>
      <text:p text:style-name="P1">[ <text:s text:c="2"/>76.763292] 3.13. File mode: 134905885</text:p>
      <text:p text:style-name="P1">[ <text:s text:c="2"/>76.763292] 3.13. Inode number: 1835709</text:p>
      <text:p text:style-name="P1">[ <text:s text:c="2"/>76.763293] 3.13. File size in bytes: 65536</text:p>
      <text:p text:style-name="P1">[ <text:s text:c="2"/>76.763293] 3.13. Number of blocks allocated to the file: 128</text:p>
      <text:p text:style-name="P1">[ <text:s text:c="2"/>76.763295] 4.1. Current working directory: /mertalpt/GoogleDrive/Bilkent/2018-2019_Spring/CS342/Project4/Code</text:p>
      <text:p text:style-name="P1">[ <text:s text:c="2"/>76.763295] 4.2. Number of pages in the buffer: 160</text:p>
      <text:p text:style-name="P1">[ <text:s text:c="2"/>76.763295] 5. Process has cached pages:</text:p>
      <text:p text:style-name="P1">[ <text:s text:c="2"/>76.763296] 5.1. Page block in device with ID: 265289729</text:p>
      <text:p text:style-name="P1">[ <text:s text:c="2"/>76.763297] 5.1. Page block number: 7380480</text:p>
      <text:p text:style-name="P1">[ <text:s text:c="2"/>76.763298] 5.1. Page use count: 2</text:p>
      <text:p text:style-name="P1">[ <text:s text:c="2"/>76.763298] 5.2. Page block in device with ID: 265289729</text:p>
      <text:p text:style-name="P1">[ <text:s text:c="2"/>76.763299] 5.2. Page block number: 7379971</text:p>
      <text:p text:style-name="P1">[ <text:s text:c="2"/>76.763299] 5.2. Page use count: 2</text:p>
      <text:p text:style-name="P1">[ <text:s text:c="2"/>76.763300] 5.3. Page block in device with ID: 265289729</text:p>
      <text:p text:style-name="P1">[ <text:s text:c="2"/>76.763300] 5.3. Page block number: 7379972</text:p>
      <text:p text:style-name="P1">[ <text:s text:c="2"/>76.763301] 5.3. Page use count: 2</text:p>
      <text:p text:style-name="P1">[ <text:s text:c="2"/>76.763301] 5.4. Page block in device with ID: 265289729</text:p>
      <text:p text:style-name="P1">[ <text:s text:c="2"/>76.763302] 5.4. Page block number: 7379973</text:p>
      <text:p text:style-name="P1">[ <text:s text:c="2"/>76.763302] 5.4. Page use count: 2</text:p>
      <text:p text:style-name="P1">[ <text:s text:c="2"/>76.763303] 5.5. Page block in device with ID: 265289729</text:p>
      <text:p text:style-name="P1">[ <text:s text:c="2"/>76.763303] 5.5. Page block number: 7379974</text:p>
      <text:p text:style-name="P1">[ <text:s text:c="2"/>76.763304] 5.5. Page use count: 2</text:p>
      <text:p text:style-name="P1">[ <text:s text:c="2"/>76.763304] 5.6. Page block in device with ID: 265289729</text:p>
      <text:p text:style-name="P1">[ <text:s text:c="2"/>76.763305] 5.6. Page block number: 7379975</text:p>
      <text:p text:style-name="P1">[ <text:s text:c="2"/>76.763306] 5.6. Page use count: 2</text:p>
      <text:p text:style-name="P1">[ <text:s text:c="2"/>76.763306] 5.7. Page block in device with ID: 265289729</text:p>
      <text:p text:style-name="P1">[ <text:s text:c="2"/>76.763307] 5.7. Page block number: 7379976</text:p>
      <text:p text:style-name="P1">[ <text:s text:c="2"/>76.763307] 5.7. Page use count: 2</text:p>
      <text:p text:style-name="P1">[ <text:s text:c="2"/>76.763308] 5.8. Page block in device with ID: 265289729</text:p>
      <text:p text:style-name="P1">[ <text:s text:c="2"/>76.763309] 5.8. Page block number: 7379977</text:p>
      <text:p text:style-name="P1">[ <text:s text:c="2"/>76.763310] 5.8. Page use count: 2</text:p>
      <text:p text:style-name="P1">[ <text:s text:c="2"/>76.763310] 5.9. Page block in device with ID: 265289729</text:p>
      <text:p text:style-name="P1">[ <text:s text:c="2"/>76.763311] 5.9. Page block number: 7379978</text:p>
      <text:p text:style-name="P1">[ <text:s text:c="2"/>76.763311] 5.9. Page use count: 2</text:p>
      <text:p text:style-name="P1">[ <text:s text:c="2"/>76.763312] 5.10. Page block in device with ID: 265289729</text:p>
      <text:p text:style-name="P1">[ <text:s text:c="2"/>76.763312] 5.10. Page block number: 7379979</text:p>
      <text:p text:style-name="P1">[ <text:s text:c="2"/>76.763313] 5.10. Page use count: 2</text:p>
      <text:p text:style-name="P1">[ <text:s text:c="2"/>76.763313] 5.11. Page block in device with ID: 265289729</text:p>
      <text:p text:style-name="P1">[ <text:s text:c="2"/>76.763314] 5.11. Page block number: 7379980</text:p>
      <text:p text:style-name="P1">[ <text:s text:c="2"/>76.763314] 5.11. Page use count: 2</text:p>
      <text:p text:style-name="P1"><text:soft-page-break/>[ <text:s text:c="2"/>76.763315] 5.12. Page block in device with ID: 265289729</text:p>
      <text:p text:style-name="P1">[ <text:s text:c="2"/>76.763315] 5.12. Page block number: 7379981</text:p>
      <text:p text:style-name="P1">[ <text:s text:c="2"/>76.763316] 5.12. Page use count: 2</text:p>
      <text:p text:style-name="P1">[ <text:s text:c="2"/>76.763317] 5.13. Page block in device with ID: 265289729</text:p>
      <text:p text:style-name="P1">[ <text:s text:c="2"/>76.763317] 5.13. Page block number: 7379982</text:p>
      <text:p text:style-name="P1">[ <text:s text:c="2"/>76.763318] 5.13. Page use count: 2</text:p>
      <text:p text:style-name="P1">[ <text:s text:c="2"/>76.763318] 5.14. Page block in device with ID: 265289729</text:p>
      <text:p text:style-name="P1">[ <text:s text:c="2"/>76.763319] 5.14. Page block number: 7379983</text:p>
      <text:p text:style-name="P1">[ <text:s text:c="2"/>76.763319] 5.14. Page use count: 2</text:p>
      <text:p text:style-name="P1">[ <text:s text:c="2"/>76.763320] 5.15. Page block in device with ID: 265289729</text:p>
      <text:p text:style-name="P1">[ <text:s text:c="2"/>76.763320] 5.15. Page block number: 7379984</text:p>
      <text:p text:style-name="P1">[ <text:s text:c="2"/>76.763321] 5.15. Page use count: 2</text:p>
      <text:p text:style-name="P1">[ <text:s text:c="2"/>76.763321] 5.16. Page block in device with ID: 265289729</text:p>
      <text:p text:style-name="P1">[ <text:s text:c="2"/>76.763322] 5.16. Page block number: 7379985</text:p>
      <text:p text:style-name="P1">[ <text:s text:c="2"/>76.763322] 5.16. Page use count: 2</text:p>
      <text:p text:style-name="P1">[ <text:s text:c="2"/>76.763323] 5.17. Page block in device with ID: 265289729</text:p>
      <text:p text:style-name="P1">[ <text:s text:c="2"/>76.763324] 5.17. Page block number: 7379986</text:p>
      <text:p text:style-name="P1">[ <text:s text:c="2"/>76.763324] 5.17. Page use count: 2</text:p>
      <text:p text:style-name="P1">[ <text:s text:c="2"/>76.763325] 5.18. Page block in device with ID: 265289729</text:p>
      <text:p text:style-name="P1">[ <text:s text:c="2"/>76.763325] 5.18. Page block number: 7379987</text:p>
      <text:p text:style-name="P1">[ <text:s text:c="2"/>76.763326] 5.18. Page use count: 2</text:p>
      <text:p text:style-name="P1">[ <text:s text:c="2"/>76.763326] 5.19. Page block in device with ID: 265289729</text:p>
      <text:p text:style-name="P1">[ <text:s text:c="2"/>76.763327] 5.19. Page block number: 7379988</text:p>
      <text:p text:style-name="P1">[ <text:s text:c="2"/>76.763327] 5.19. Page use count: 2</text:p>
      <text:p text:style-name="P1">[ <text:s text:c="2"/>76.763328] 5.20. Page block in device with ID: 265289729</text:p>
      <text:p text:style-name="P1">[ <text:s text:c="2"/>76.763328] 5.20. Page block number: 7379989</text:p>
      <text:p text:style-name="P1">[ <text:s text:c="2"/>76.763329] 5.20. Page use count: 2</text:p>
      <text:p text:style-name="P1">[ <text:s text:c="2"/>76.763329] 5.21. Page block in device with ID: 265289729</text:p>
      <text:p text:style-name="P1">[ <text:s text:c="2"/>76.763330] 5.21. Page block number: 7379990</text:p>
      <text:p text:style-name="P1">[ <text:s text:c="2"/>76.763330] 5.21. Page use count: 2</text:p>
      <text:p text:style-name="P1">[ <text:s text:c="2"/>76.763331] 5.22. Page block in device with ID: 265289729</text:p>
      <text:p text:style-name="P1">[ <text:s text:c="2"/>76.763332] 5.22. Page block number: 7378443</text:p>
      <text:p text:style-name="P1">[ <text:s text:c="2"/>76.763332] 5.22. Page use count: 2</text:p>
      <text:p text:style-name="P1">[ <text:s text:c="2"/>76.763333] 5.23. Page block in device with ID: 265289729</text:p>
      <text:p text:style-name="P1">[ <text:s text:c="2"/>76.763333] 5.23. Page block number: 114800654</text:p>
      <text:p text:style-name="P1">[ <text:s text:c="2"/>76.763335] 5.23. Page use count: 2</text:p>
      <text:p text:style-name="P1">[ <text:s text:c="2"/>76.763335] 5.24. Page block in device with ID: 265289729</text:p>
      <text:p text:style-name="P1">[ <text:s text:c="2"/>76.763336] 5.24. Page block number: 114800655</text:p>
      <text:p text:style-name="P1">[ <text:s text:c="2"/>76.763336] 5.24. Page use count: 2</text:p>
      <text:p text:style-name="P1">[ <text:s text:c="2"/>76.763337] 5.25. Page block in device with ID: 265289729</text:p>
      <text:p text:style-name="P1">[ <text:s text:c="2"/>76.763337] 5.25. Page block number: 114800656</text:p>
      <text:p text:style-name="P1">[ <text:s text:c="2"/>76.763338] 5.25. Page use count: 2</text:p>
      <text:p text:style-name="P1">[ <text:s text:c="2"/>76.763339] 5.26. Page block in device with ID: 265289729</text:p>
      <text:p text:style-name="P1">[ <text:s text:c="2"/>76.763339] 5.26. Page block number: 114800657</text:p>
      <text:p text:style-name="P1"><text:soft-page-break/>[ <text:s text:c="2"/>76.763340] 5.26. Page use count: 2</text:p>
      <text:p text:style-name="P1">[ <text:s text:c="2"/>76.763340] 5.27. Page block in device with ID: 265289729</text:p>
      <text:p text:style-name="P1">[ <text:s text:c="2"/>76.763341] 5.27. Page block number: 114800658</text:p>
      <text:p text:style-name="P1">[ <text:s text:c="2"/>76.763341] 5.27. Page use count: 2</text:p>
      <text:p text:style-name="P1">[ <text:s text:c="2"/>76.763342] 5.28. Page block in device with ID: 265289729</text:p>
      <text:p text:style-name="P1">[ <text:s text:c="2"/>76.763342] 5.28. Page block number: 114800659</text:p>
      <text:p text:style-name="P1">[ <text:s text:c="2"/>76.763343] 5.28. Page use count: 2</text:p>
      <text:p text:style-name="P1">[ <text:s text:c="2"/>76.763343] 5.29. Page block in device with ID: 265289729</text:p>
      <text:p text:style-name="P1">[ <text:s text:c="2"/>76.763344] 5.29. Page block number: 114800660</text:p>
      <text:p text:style-name="P1">[ <text:s text:c="2"/>76.763344] 5.29. Page use count: 2</text:p>
      <text:p text:style-name="P1">[ <text:s text:c="2"/>76.763345] 5.30. Page block in device with ID: 265289729</text:p>
      <text:p text:style-name="P1">[ <text:s text:c="2"/>76.763345] 5.30. Page block number: 115401728</text:p>
      <text:p text:style-name="P1">[ <text:s text:c="2"/>76.763346] 5.30. Page use count: 2</text:p>
      <text:p text:style-name="P1">[ <text:s text:c="2"/>76.763346] 5.31. Page block in device with ID: 265289729</text:p>
      <text:p text:style-name="P1">[ <text:s text:c="2"/>76.763347] 5.31. Page block number: 115401729</text:p>
      <text:p text:style-name="P1">[ <text:s text:c="2"/>76.763347] 5.31. Page use count: 2</text:p>
      <text:p text:style-name="P1">[ <text:s text:c="2"/>76.763348] 5.32. Page block in device with ID: 265289729</text:p>
      <text:p text:style-name="P1">[ <text:s text:c="2"/>76.763349] 5.32. Page block number: 115401730</text:p>
      <text:p text:style-name="P1">[ <text:s text:c="2"/>76.763349] 5.32. Page use count: 2</text:p>
      <text:p text:style-name="P1">[ <text:s text:c="2"/>76.763350] 5.33. Page block in device with ID: 265289729</text:p>
      <text:p text:style-name="P1">[ <text:s text:c="2"/>76.763351] 5.33. Page block number: 7377928</text:p>
      <text:p text:style-name="P1">[ <text:s text:c="2"/>76.763351] 5.33. Page use count: 2</text:p>
      <text:p text:style-name="P1">[ <text:s text:c="2"/>76.763352] 5.34. Page block in device with ID: 265289729</text:p>
      <text:p text:style-name="P1">[ <text:s text:c="2"/>76.763353] 5.34. Page block number: 7377929</text:p>
      <text:p text:style-name="P1">[ <text:s text:c="2"/>76.763353] 5.34. Page use count: 2</text:p>
      <text:p text:style-name="P1">[ <text:s text:c="2"/>76.763354] 5.35. Page block in device with ID: 265289729</text:p>
      <text:p text:style-name="P1">[ <text:s text:c="2"/>76.763355] 5.35. Page block number: 7377930</text:p>
      <text:p text:style-name="P1">[ <text:s text:c="2"/>76.763355] 5.35. Page use count: 2</text:p>
      <text:p text:style-name="P1">[ <text:s text:c="2"/>76.763356] 5.36. Page block in device with ID: 265289729</text:p>
      <text:p text:style-name="P1">[ <text:s text:c="2"/>76.763356] 5.36. Page block number: 115400729</text:p>
      <text:p text:style-name="P1">[ <text:s text:c="2"/>76.763357] 5.36. Page use count: 2</text:p>
      <text:p text:style-name="P1">[ <text:s text:c="2"/>76.763357] 5.37. Page block in device with ID: 265289729</text:p>
      <text:p text:style-name="P1">[ <text:s text:c="2"/>76.763358] 5.37. Page block number: 7377931</text:p>
      <text:p text:style-name="P1">[ <text:s text:c="2"/>76.763358] 5.37. Page use count: 2</text:p>
      <text:p text:style-name="P1">[ <text:s text:c="2"/>76.763359] 5.38. Page block in device with ID: 265289729</text:p>
      <text:p text:style-name="P1">[ <text:s text:c="2"/>76.763359] 5.38. Page block number: 7377932</text:p>
      <text:p text:style-name="P1">[ <text:s text:c="2"/>76.763360] 5.38. Page use count: 2</text:p>
      <text:p text:style-name="P1">[ <text:s text:c="2"/>76.763360] 5.39. Page block in device with ID: 265289729</text:p>
      <text:p text:style-name="P1">[ <text:s text:c="2"/>76.763361] 5.39. Page block number: 7377933</text:p>
      <text:p text:style-name="P1">[ <text:s text:c="2"/>76.763361] 5.39. Page use count: 2</text:p>
      <text:p text:style-name="P1">[ <text:s text:c="2"/>76.763362] 5.40. Page block in device with ID: 265289729</text:p>
      <text:p text:style-name="P1">[ <text:s text:c="2"/>76.763362] 5.40. Page block number: 7377934</text:p>
      <text:p text:style-name="P1">[ <text:s text:c="2"/>76.763363] 5.40. Page use count: 2</text:p>
      <text:p text:style-name="P1">[ <text:s text:c="2"/>76.763363] 5.41. Page block in device with ID: 265289729</text:p>
      <text:p text:style-name="P1"><text:soft-page-break/>[ <text:s text:c="2"/>76.763364] 5.41. Page block number: 7378444</text:p>
      <text:p text:style-name="P1">[ <text:s text:c="2"/>76.763364] 5.41. Page use count: 2</text:p>
      <text:p text:style-name="P1">[ <text:s text:c="2"/>76.763365] 5.42. Page block in device with ID: 265289729</text:p>
      <text:p text:style-name="P1">[ <text:s text:c="2"/>76.763365] 5.42. Page block number: 7380481</text:p>
      <text:p text:style-name="P1">[ <text:s text:c="2"/>76.763366] 5.42. Page use count: 2</text:p>
      <text:p text:style-name="P1">[ <text:s text:c="2"/>76.763366] 5.43. Page block in device with ID: 265289729</text:p>
      <text:p text:style-name="P1">[ <text:s text:c="2"/>76.763367] 5.43. Page block number: 7378445</text:p>
      <text:p text:style-name="P1">[ <text:s text:c="2"/>76.763367] 5.43. Page use count: 2</text:p>
      <text:p text:style-name="P1">[ <text:s text:c="2"/>76.763368] 5.44. Page block in device with ID: 265289729</text:p>
      <text:p text:style-name="P1">[ <text:s text:c="2"/>76.763368] 5.44. Page block number: 7377935</text:p>
      <text:p text:style-name="P1">[ <text:s text:c="2"/>76.763369] 5.44. Page use count: 2</text:p>
      <text:p text:style-name="P1">[ <text:s text:c="2"/>76.763370] 5.45. Page block in device with ID: 265289729</text:p>
      <text:p text:style-name="P1">[ <text:s text:c="2"/>76.763370] 5.45. Page block number: 7377936</text:p>
      <text:p text:style-name="P1">[ <text:s text:c="2"/>76.763371] 5.45. Page use count: 2</text:p>
      <text:p text:style-name="P1">[ <text:s text:c="2"/>76.763371] 5.46. Page block in device with ID: 265289729</text:p>
      <text:p text:style-name="P1">[ <text:s text:c="2"/>76.763372] 5.46. Page block number: 115399700</text:p>
      <text:p text:style-name="P1">[ <text:s text:c="2"/>76.763372] 5.46. Page use count: 2</text:p>
      <text:p text:style-name="P1">[ <text:s text:c="2"/>76.763373] 5.47. Page block in device with ID: 265289729</text:p>
      <text:p text:style-name="P1">[ <text:s text:c="2"/>76.763373] 5.47. Page block number: 7377937</text:p>
      <text:p text:style-name="P1">[ <text:s text:c="2"/>76.763374] 5.47. Page use count: 2</text:p>
      <text:p text:style-name="P1">[ <text:s text:c="2"/>76.763374] 5.48. Page block in device with ID: 265289729</text:p>
      <text:p text:style-name="P1">[ <text:s text:c="2"/>76.763375] 5.48. Page block number: 7379991</text:p>
      <text:p text:style-name="P1">[ <text:s text:c="2"/>76.763375] 5.48. Page use count: 2</text:p>
      <text:p text:style-name="P1">[ <text:s text:c="2"/>76.763376] 5.49. Page block in device with ID: 265289729</text:p>
      <text:p text:style-name="P1">[ <text:s text:c="2"/>76.763377] 5.49. Page block number: 115400730</text:p>
      <text:p text:style-name="P1">[ <text:s text:c="2"/>76.763377] 5.49. Page use count: 2</text:p>
      <text:p text:style-name="P1">[ <text:s text:c="2"/>76.763378] 5.50. Page block in device with ID: 265289729</text:p>
      <text:p text:style-name="P1">[ <text:s text:c="2"/>76.763379] 5.50. Page block number: 7377938</text:p>
      <text:p text:style-name="P1">[ <text:s text:c="2"/>76.763380] 5.50. Page use count: 2</text:p>
      <text:p text:style-name="P1">[ <text:s text:c="2"/>76.763380] 5.51. Page block in device with ID: 265289729</text:p>
      <text:p text:style-name="P1">[ <text:s text:c="2"/>76.763381] 5.51. Page block number: 7380482</text:p>
      <text:p text:style-name="P1">[ <text:s text:c="2"/>76.763381] 5.51. Page use count: 2</text:p>
      <text:p text:style-name="P1">[ <text:s text:c="2"/>76.763382] 5.52. Page block in device with ID: 265289729</text:p>
      <text:p text:style-name="P1">[ <text:s text:c="2"/>76.763382] 5.52. Page block number: 7377939</text:p>
      <text:p text:style-name="P1">[ <text:s text:c="2"/>76.763383] 5.52. Page use count: 2</text:p>
      <text:p text:style-name="P1">[ <text:s text:c="2"/>76.763383] 5.53. Page block in device with ID: 265289729</text:p>
      <text:p text:style-name="P1">[ <text:s text:c="2"/>76.763384] 5.53. Page block number: 115400731</text:p>
      <text:p text:style-name="P1">[ <text:s text:c="2"/>76.763384] 5.53. Page use count: 2</text:p>
      <text:p text:style-name="P1">[ <text:s text:c="2"/>76.763385] 5.54. Page block in device with ID: 265289729</text:p>
      <text:p text:style-name="P1">[ <text:s text:c="2"/>76.763385] 5.54. Page block number: 115400732</text:p>
      <text:p text:style-name="P1">[ <text:s text:c="2"/>76.763386] 5.54. Page use count: 2</text:p>
      <text:p text:style-name="P1">[ <text:s text:c="2"/>76.763386] 5.55. Page block in device with ID: 265289729</text:p>
      <text:p text:style-name="P1">[ <text:s text:c="2"/>76.763387] 5.55. Page block number: 7379992</text:p>
      <text:p text:style-name="P1">[ <text:s text:c="2"/>76.763387] 5.55. Page use count: 2</text:p>
      <text:p text:style-name="P1"><text:soft-page-break/>[ <text:s text:c="2"/>76.763388] 5.56. Page block in device with ID: 265289729</text:p>
      <text:p text:style-name="P1">[ <text:s text:c="2"/>76.763388] 5.56. Page block number: 7379993</text:p>
      <text:p text:style-name="P1">[ <text:s text:c="2"/>76.763389] 5.56. Page use count: 2</text:p>
      <text:p text:style-name="P1">[ <text:s text:c="2"/>76.763389] 5.57. Page block in device with ID: 265289729</text:p>
      <text:p text:style-name="P1">[ <text:s text:c="2"/>76.763390] 5.57. Page block number: 7379994</text:p>
      <text:p text:style-name="P1">[ <text:s text:c="2"/>76.763390] 5.57. Page use count: 2</text:p>
      <text:p text:style-name="P1">[ <text:s text:c="2"/>76.763391] 5.58. Page block in device with ID: 265289729</text:p>
      <text:p text:style-name="P1">[ <text:s text:c="2"/>76.763391] 5.58. Page block number: 7379995</text:p>
      <text:p text:style-name="P1">[ <text:s text:c="2"/>76.763392] 5.58. Page use count: 2</text:p>
      <text:p text:style-name="P1">[ <text:s text:c="2"/>76.763392] 5.59. Page block in device with ID: 265289729</text:p>
      <text:p text:style-name="P1">[ <text:s text:c="2"/>76.763393] 5.59. Page block number: 7378446</text:p>
      <text:p text:style-name="P1">[ <text:s text:c="2"/>76.763394] 5.59. Page use count: 2</text:p>
      <text:p text:style-name="P1">[ <text:s text:c="2"/>76.763394] 5.60. Page block in device with ID: 265289729</text:p>
      <text:p text:style-name="P1">[ <text:s text:c="2"/>76.763395] 5.60. Page block number: 7378447</text:p>
      <text:p text:style-name="P1">[ <text:s text:c="2"/>76.763395] 5.60. Page use count: 2</text:p>
      <text:p text:style-name="P1">[ <text:s text:c="2"/>76.763396] 5.61. Page block in device with ID: 265289729</text:p>
      <text:p text:style-name="P1">[ <text:s text:c="2"/>76.763397] 5.61. Page block number: 7378448</text:p>
      <text:p text:style-name="P1">[ <text:s text:c="2"/>76.763397] 5.61. Page use count: 2</text:p>
      <text:p text:style-name="P1">[ <text:s text:c="2"/>76.763398] 5.62. Page block in device with ID: 265289729</text:p>
      <text:p text:style-name="P1">[ <text:s text:c="2"/>76.763398] 5.62. Page block number: 7378449</text:p>
      <text:p text:style-name="P1">[ <text:s text:c="2"/>76.763399] 5.62. Page use count: 2</text:p>
      <text:p text:style-name="P1">[ <text:s text:c="2"/>76.763400] 5.63. Page block in device with ID: 265289729</text:p>
      <text:p text:style-name="P1">[ <text:s text:c="2"/>76.763400] 5.63. Page block number: 114800661</text:p>
      <text:p text:style-name="P1">[ <text:s text:c="2"/>76.763401] 5.63. Page use count: 2</text:p>
      <text:p text:style-name="P1">[ <text:s text:c="2"/>76.763401] 5.64. Page block in device with ID: 265289729</text:p>
      <text:p text:style-name="P1">[ <text:s text:c="2"/>76.763402] 5.64. Page block number: 114800662</text:p>
      <text:p text:style-name="P1">[ <text:s text:c="2"/>76.763402] 5.64. Page use count: 2</text:p>
      <text:p text:style-name="P1">[ <text:s text:c="2"/>76.763403] 5.65. Page block in device with ID: 265289729</text:p>
      <text:p text:style-name="P1">[ <text:s text:c="2"/>76.763403] 5.65. Page block number: 114800663</text:p>
      <text:p text:style-name="P1">[ <text:s text:c="2"/>76.763404] 5.65. Page use count: 2</text:p>
      <text:p text:style-name="P1">[ <text:s text:c="2"/>76.763404] 5.66. Page block in device with ID: 265289729</text:p>
      <text:p text:style-name="P1">[ <text:s text:c="2"/>76.763405] 5.66. Page block number: 114800664</text:p>
      <text:p text:style-name="P1">[ <text:s text:c="2"/>76.763405] 5.66. Page use count: 2</text:p>
      <text:p text:style-name="P1">[ <text:s text:c="2"/>76.763406] 5.67. Page block in device with ID: 265289729</text:p>
      <text:p text:style-name="P1">[ <text:s text:c="2"/>76.763406] 5.67. Page block number: 114800665</text:p>
      <text:p text:style-name="P1">[ <text:s text:c="2"/>76.763407] 5.67. Page use count: 2</text:p>
      <text:p text:style-name="P1">[ <text:s text:c="2"/>76.763408] 5.68. Page block in device with ID: 265289729</text:p>
      <text:p text:style-name="P1">[ <text:s text:c="2"/>76.763408] 5.68. Page block number: 114800666</text:p>
      <text:p text:style-name="P1">[ <text:s text:c="2"/>76.763409] 5.68. Page use count: 2</text:p>
      <text:p text:style-name="P1">[ <text:s text:c="2"/>76.763409] 5.69. Page block in device with ID: 265289729</text:p>
      <text:p text:style-name="P1">[ <text:s text:c="2"/>76.763410] 5.69. Page block number: 7377940</text:p>
      <text:p text:style-name="P1">[ <text:s text:c="2"/>76.763410] 5.69. Page use count: 2</text:p>
      <text:p text:style-name="P1">[ <text:s text:c="2"/>76.763411] 5.70. Page block in device with ID: 265289729</text:p>
      <text:p text:style-name="P1">[ <text:s text:c="2"/>76.763411] 5.70. Page block number: 7378450</text:p>
      <text:p text:style-name="P1"><text:soft-page-break/>[ <text:s text:c="2"/>76.763412] 5.70. Page use count: 2</text:p>
      <text:p text:style-name="P1">[ <text:s text:c="2"/>76.763413] 5.71. Page block in device with ID: 265289729</text:p>
      <text:p text:style-name="P1">[ <text:s text:c="2"/>76.763413] 5.71. Page block number: 7379996</text:p>
      <text:p text:style-name="P1">[ <text:s text:c="2"/>76.763414] 5.71. Page use count: 2</text:p>
      <text:p text:style-name="P1">[ <text:s text:c="2"/>76.763414] 5.72. Page block in device with ID: 265289729</text:p>
      <text:p text:style-name="P1">[ <text:s text:c="2"/>76.763415] 5.72. Page block number: 7378451</text:p>
      <text:p text:style-name="P1">[ <text:s text:c="2"/>76.763416] 5.72. Page use count: 2</text:p>
      <text:p text:style-name="P1">[ <text:s text:c="2"/>76.763416] 5.73. Page block in device with ID: 265289729</text:p>
      <text:p text:style-name="P1">[ <text:s text:c="2"/>76.763417] 5.73. Page block number: 115400733</text:p>
      <text:p text:style-name="P1">[ <text:s text:c="2"/>76.763417] 5.73. Page use count: 2</text:p>
      <text:p text:style-name="P1">[ <text:s text:c="2"/>76.763418] 5.74. Page block in device with ID: 265289729</text:p>
      <text:p text:style-name="P1">[ <text:s text:c="2"/>76.763418] 5.74. Page block number: 7378452</text:p>
      <text:p text:style-name="P1">[ <text:s text:c="2"/>76.763419] 5.74. Page use count: 2</text:p>
      <text:p text:style-name="P1">[ <text:s text:c="2"/>76.763420] 5.75. Page block in device with ID: 265289729</text:p>
      <text:p text:style-name="P1">[ <text:s text:c="2"/>76.763420] 5.75. Page block number: 7378453</text:p>
      <text:p text:style-name="P1">[ <text:s text:c="2"/>76.763420] 5.75. Page use count: 2</text:p>
      <text:p text:style-name="P1">[ <text:s text:c="2"/>76.763421] 5.76. Page block in device with ID: 265289729</text:p>
      <text:p text:style-name="P1">[ <text:s text:c="2"/>76.763422] 5.76. Page block number: 7377942</text:p>
      <text:p text:style-name="P1">[ <text:s text:c="2"/>76.763422] 5.76. Page use count: 2</text:p>
      <text:p text:style-name="P1">[ <text:s text:c="2"/>76.763422] 5.77. Page block in device with ID: 265289729</text:p>
      <text:p text:style-name="P1">[ <text:s text:c="2"/>76.763423] 5.77. Page block number: 7378454</text:p>
      <text:p text:style-name="P1">[ <text:s text:c="2"/>76.763423] 5.77. Page use count: 2</text:p>
      <text:p text:style-name="P1">[ <text:s text:c="2"/>76.763424] 5.78. Page block in device with ID: 265289729</text:p>
      <text:p text:style-name="P1">[ <text:s text:c="2"/>76.763425] 5.78. Page block number: 115401736</text:p>
      <text:p text:style-name="P1">[ <text:s text:c="2"/>76.763425] 5.78. Page use count: 2</text:p>
      <text:p text:style-name="P1">[ <text:s text:c="2"/>76.763426] 5.79. Page block in device with ID: 265289729</text:p>
      <text:p text:style-name="P1">[ <text:s text:c="2"/>76.763426] 5.79. Page block number: 115399701</text:p>
      <text:p text:style-name="P1">[ <text:s text:c="2"/>76.763427] 5.79. Page use count: 2</text:p>
      <text:p text:style-name="P1">[ <text:s text:c="2"/>76.763427] 5.80. Page block in device with ID: 265289729</text:p>
      <text:p text:style-name="P1">[ <text:s text:c="2"/>76.763428] 5.80. Page block number: 114800667</text:p>
      <text:p text:style-name="P1">[ <text:s text:c="2"/>76.763428] 5.80. Page use count: 2</text:p>
      <text:p text:style-name="P1">[ <text:s text:c="2"/>76.763429] 5.81. Page block in device with ID: 265289729</text:p>
      <text:p text:style-name="P1">[ <text:s text:c="2"/>76.763430] 5.81. Page block number: 7377943</text:p>
      <text:p text:style-name="P1">[ <text:s text:c="2"/>76.763430] 5.81. Page use count: 2</text:p>
      <text:p text:style-name="P1">[ <text:s text:c="2"/>76.763431] 5.82. Page block in device with ID: 265289729</text:p>
      <text:p text:style-name="P1">[ <text:s text:c="2"/>76.763431] 5.82. Page block number: 7377944</text:p>
      <text:p text:style-name="P1">[ <text:s text:c="2"/>76.763432] 5.82. Page use count: 2</text:p>
      <text:p text:style-name="P1">[ <text:s text:c="2"/>76.763433] 5.83. Page block in device with ID: 265289729</text:p>
      <text:p text:style-name="P1">[ <text:s text:c="2"/>76.763434] 5.83. Page block number: 7377945</text:p>
      <text:p text:style-name="P1">[ <text:s text:c="2"/>76.763434] 5.83. Page use count: 2</text:p>
      <text:p text:style-name="P1">[ <text:s text:c="2"/>76.763435] 5.84. Page block in device with ID: 265289729</text:p>
      <text:p text:style-name="P1">[ <text:s text:c="2"/>76.763435] 5.84. Page block number: 7377946</text:p>
      <text:p text:style-name="P1">[ <text:s text:c="2"/>76.763436] 5.84. Page use count: 2</text:p>
      <text:p text:style-name="P1">[ <text:s text:c="2"/>76.763436] 5.85. Page block in device with ID: 265289729</text:p>
      <text:p text:style-name="P1"><text:soft-page-break/>[ <text:s text:c="2"/>76.763437] 5.85. Page block number: 7377947</text:p>
      <text:p text:style-name="P1">[ <text:s text:c="2"/>76.763437] 5.85. Page use count: 2</text:p>
      <text:p text:style-name="P1">[ <text:s text:c="2"/>76.763438] 5.86. Page block in device with ID: 265289729</text:p>
      <text:p text:style-name="P1">[ <text:s text:c="2"/>76.763438] 5.86. Page block number: 7377948</text:p>
      <text:p text:style-name="P1">[ <text:s text:c="2"/>76.763439] 5.86. Page use count: 2</text:p>
      <text:p text:style-name="P1">[ <text:s text:c="2"/>76.763439] 5.87. Page block in device with ID: 265289729</text:p>
      <text:p text:style-name="P1">[ <text:s text:c="2"/>76.763440] 5.87. Page block number: 7377949</text:p>
      <text:p text:style-name="P1">[ <text:s text:c="2"/>76.763440] 5.87. Page use count: 2</text:p>
      <text:p text:style-name="P1">[ <text:s text:c="2"/>76.763441] 5.88. Page block in device with ID: 265289729</text:p>
      <text:p text:style-name="P1">[ <text:s text:c="2"/>76.763441] 5.88. Page block number: 7377950</text:p>
      <text:p text:style-name="P1">[ <text:s text:c="2"/>76.763442] 5.88. Page use count: 2</text:p>
      <text:p text:style-name="P1">[ <text:s text:c="2"/>76.763442] 5.89. Page block in device with ID: 265289729</text:p>
      <text:p text:style-name="P1">[ <text:s text:c="2"/>76.763443] 5.89. Page block number: 115400734</text:p>
      <text:p text:style-name="P1">[ <text:s text:c="2"/>76.763443] 5.89. Page use count: 2</text:p>
      <text:p text:style-name="P1">[ <text:s text:c="2"/>76.763444] 5.90. Page block in device with ID: 265289729</text:p>
      <text:p text:style-name="P1">[ <text:s text:c="2"/>76.763444] 5.90. Page block number: 115400735</text:p>
      <text:p text:style-name="P1">[ <text:s text:c="2"/>76.763445] 5.90. Page use count: 2</text:p>
      <text:p text:style-name="P1">[ <text:s text:c="2"/>76.763446] 5.91. Page block in device with ID: 265289729</text:p>
      <text:p text:style-name="P1">[ <text:s text:c="2"/>76.763446] 5.91. Page block number: 115401737</text:p>
      <text:p text:style-name="P1">[ <text:s text:c="2"/>76.763447] 5.91. Page use count: 2</text:p>
      <text:p text:style-name="P1">[ <text:s text:c="2"/>76.763447] 5.92. Page block in device with ID: 265289729</text:p>
      <text:p text:style-name="P1">[ <text:s text:c="2"/>76.763448] 5.92. Page block number: 7380483</text:p>
      <text:p text:style-name="P1">[ <text:s text:c="2"/>76.763448] 5.92. Page use count: 2</text:p>
      <text:p text:style-name="P1">[ <text:s text:c="2"/>76.763449] 5.93. Page block in device with ID: 265289729</text:p>
      <text:p text:style-name="P1">[ <text:s text:c="2"/>76.763450] 5.93. Page block number: 7379997</text:p>
      <text:p text:style-name="P1">[ <text:s text:c="2"/>76.763451] 5.93. Page use count: 2</text:p>
      <text:p text:style-name="P1">[ <text:s text:c="2"/>76.763451] 5.94. Page block in device with ID: 265289729</text:p>
      <text:p text:style-name="P1">[ <text:s text:c="2"/>76.763452] 5.94. Page block number: 7379998</text:p>
      <text:p text:style-name="P1">[ <text:s text:c="2"/>76.763452] 5.94. Page use count: 2</text:p>
      <text:p text:style-name="P1">[ <text:s text:c="2"/>76.763453] 5.95. Page block in device with ID: 265289729</text:p>
      <text:p text:style-name="P1">[ <text:s text:c="2"/>76.763453] 5.95. Page block number: 7378455</text:p>
      <text:p text:style-name="P1">[ <text:s text:c="2"/>76.763454] 5.95. Page use count: 2</text:p>
      <text:p text:style-name="P1">[ <text:s text:c="2"/>76.763454] 5.96. Page block in device with ID: 265289729</text:p>
      <text:p text:style-name="P1">[ <text:s text:c="2"/>76.763455] 5.96. Page block number: 7378456</text:p>
      <text:p text:style-name="P1">[ <text:s text:c="2"/>76.763455] 5.96. Page use count: 2</text:p>
      <text:p text:style-name="P1">[ <text:s text:c="2"/>76.763456] 5.97. Page block in device with ID: 265289729</text:p>
      <text:p text:style-name="P1">[ <text:s text:c="2"/>76.763457] 5.97. Page block number: 115400736</text:p>
      <text:p text:style-name="P1">[ <text:s text:c="2"/>76.763457] 5.97. Page use count: 2</text:p>
      <text:p text:style-name="P1">[ <text:s text:c="2"/>76.763458] 5.98. Page block in device with ID: 265289729</text:p>
      <text:p text:style-name="P1">[ <text:s text:c="2"/>76.763458] 5.98. Page block number: 115399702</text:p>
      <text:p text:style-name="P1">[ <text:s text:c="2"/>76.763459] 5.98. Page use count: 2</text:p>
      <text:p text:style-name="P1">[ <text:s text:c="2"/>76.763459] 5.99. Page block in device with ID: 265289729</text:p>
      <text:p text:style-name="P1">[ <text:s text:c="2"/>76.763460] 5.99. Page block number: 7380484</text:p>
      <text:p text:style-name="P1">[ <text:s text:c="2"/>76.763460] 5.99. Page use count: 2</text:p>
      <text:p text:style-name="P1"><text:soft-page-break/>[ <text:s text:c="2"/>76.763461] 5.100. Page block in device with ID: 265289729</text:p>
      <text:p text:style-name="P1">[ <text:s text:c="2"/>76.763461] 5.100. Page block number: 7379999</text:p>
      <text:p text:style-name="P1">[ <text:s text:c="2"/>76.763462] 5.100. Page use count: 2</text:p>
      <text:p text:style-name="P1">[ <text:s text:c="2"/>76.765340] Exiting: print_modu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alibri" fo:font-size="10pt" officeooo:rsid="0032700b" officeooo:paragraph-rsid="0032700b" style:font-size-asian="8.75pt" style:font-size-complex="10pt"/>
    </style:style>
    <style:style style:name="MP2" style:family="paragraph" style:parent-style-name="Footer">
      <style:paragraph-properties fo:text-align="end" style:justify-single-word="false"/>
      <style:text-properties style:font-name="Calibri"/>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header-footer-properties fo:min-height="0in" fo:margin-top="0.1965in"/>
      </style:footer-style>
    </style:page-layout>
  </office:automatic-styles>
  <office:master-styles>
    <style:master-page style:name="Standard" style:page-layout-name="Mpm1">
      <style:header>
        <text:p text:style-name="MP1">Berke Egeli - 21601673 – Section 1</text:p>
        <text:p text:style-name="MP1">Mert Alp Taytak - 21602061 – Section 2</text:p>
      </style:header>
      <style:footer>
        <text:p text:style-name="MP2"><text:page-number text:select-page="current">2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5T15:49:03.452948250</meta:creation-date>
    <dc:date>2019-05-25T16:24:03.940310918</dc:date>
    <meta:editing-duration>PT31M20S</meta:editing-duration>
    <meta:editing-cycles>34</meta:editing-cycles>
    <meta:generator>LibreOffice/6.1.5.2$Linux_X86_64 LibreOffice_project/10$Build-2</meta:generator>
    <meta:document-statistic meta:table-count="0" meta:image-count="0" meta:object-count="0" meta:page-count="24" meta:paragraph-count="980" meta:word-count="7996" meta:character-count="48272" meta:non-whitespace-character-count="39316"/>
  </office:meta>
</office:document-meta>
</file>